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9pt"/>
    </style:style>
    <style:style style:name="co2" style:family="table-column">
      <style:table-column-properties fo:break-before="auto" style:column-width="76.9pt"/>
    </style:style>
    <style:style style:name="co3" style:family="table-column">
      <style:table-column-properties fo:break-before="auto" style:column-width="96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est-2020-0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821" calcext:value-type="float">
            <text:p>821</text:p>
          </table:table-cell>
          <table:table-cell office:value-type="float" office:value="6.34" calcext:value-type="float">
            <text:p>6.34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28</text:p>
          </table:table-cell>
          <table:table-cell office:value-type="float" office:value="821" calcext:value-type="float">
            <text:p>821</text:p>
          </table:table-cell>
          <table:table-cell office:value-type="float" office:value="6.41" calcext:value-type="float">
            <text:p>6.4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856" calcext:value-type="float">
            <text:p>85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21</text:p>
          </table:table-cell>
          <table:table-cell office:value-type="float" office:value="856" calcext:value-type="float">
            <text:p>85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3</text:p>
          </table:table-cell>
          <table:table-cell office:value-type="float" office:value="869" calcext:value-type="float">
            <text:p>869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6-08</text:p>
          </table:table-cell>
          <table:table-cell office:value-type="float" office:value="869" calcext:value-type="float">
            <text:p>869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15</text:p>
          </table:table-cell>
          <table:table-cell office:value-type="float" office:value="908" calcext:value-type="float">
            <text:p>908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sell-50</text:p>
          </table:table-cell>
          <table:table-cell office:value-type="string" calcext:value-type="string">
            <text:p>2020-07-16</text:p>
          </table:table-cell>
          <table:table-cell office:value-type="float" office:value="908" calcext:value-type="float">
            <text:p>908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6</text:p>
          </table:table-cell>
          <table:table-cell office:value-type="float" office:value="909" calcext:value-type="float">
            <text:p>909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6-19</text:p>
          </table:table-cell>
          <table:table-cell office:value-type="float" office:value="909" calcext:value-type="float">
            <text:p>909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01</text:p>
          </table:table-cell>
          <table:table-cell office:value-type="float" office:value="923" calcext:value-type="float">
            <text:p>923</text:p>
          </table:table-cell>
          <table:table-cell office:value-type="float" office:value="12.88" calcext:value-type="float">
            <text:p>12.8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6-09</text:p>
          </table:table-cell>
          <table:table-cell office:value-type="float" office:value="923" calcext:value-type="float">
            <text:p>923</text:p>
          </table:table-cell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22</text:p>
          </table:table-cell>
          <table:table-cell office:value-type="float" office:value="989" calcext:value-type="float">
            <text:p>989</text:p>
          </table:table-cell>
          <table:table-cell office:value-type="float" office:value="9.49" calcext:value-type="float">
            <text:p>9.49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17</text:p>
          </table:table-cell>
          <table:table-cell office:value-type="float" office:value="989" calcext:value-type="float">
            <text:p>989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2</text:p>
          </table:table-cell>
          <table:table-cell office:value-type="float" office:value="1979" calcext:value-type="float">
            <text:p>1979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08</text:p>
          </table:table-cell>
          <table:table-cell office:value-type="float" office:value="1979" calcext:value-type="float">
            <text:p>1979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300007" calcext:value-type="float">
            <text:p>300007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3-12</text:p>
          </table:table-cell>
          <table:table-cell office:value-type="float" office:value="300007" calcext:value-type="float">
            <text:p>300007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23</text:p>
          </table:table-cell>
          <table:table-cell office:value-type="float" office:value="300023" calcext:value-type="float">
            <text:p>300023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3-26</text:p>
          </table:table-cell>
          <table:table-cell office:value-type="float" office:value="300023" calcext:value-type="float">
            <text:p>300023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8-21</text:p>
          </table:table-cell>
          <table:table-cell office:value-type="float" office:value="300027" calcext:value-type="float">
            <text:p>300027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1</text:p>
          </table:table-cell>
          <table:table-cell office:value-type="float" office:value="300035" calcext:value-type="float">
            <text:p>300035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22</text:p>
          </table:table-cell>
          <table:table-cell office:value-type="float" office:value="300035" calcext:value-type="float">
            <text:p>300035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300047" calcext:value-type="float">
            <text:p>30004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8-19</text:p>
          </table:table-cell>
          <table:table-cell office:value-type="float" office:value="300047" calcext:value-type="float">
            <text:p>300047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300080" calcext:value-type="float">
            <text:p>300080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8-18</text:p>
          </table:table-cell>
          <table:table-cell office:value-type="float" office:value="300080" calcext:value-type="float">
            <text:p>300080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300088" calcext:value-type="float">
            <text:p>300088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18</text:p>
          </table:table-cell>
          <table:table-cell office:value-type="float" office:value="300088" calcext:value-type="float">
            <text:p>300088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30</text:p>
          </table:table-cell>
          <table:table-cell office:value-type="float" office:value="300096" calcext:value-type="float">
            <text:p>300096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10</text:p>
          </table:table-cell>
          <table:table-cell office:value-type="float" office:value="300096" calcext:value-type="float">
            <text:p>300096</text:p>
          </table:table-cell>
          <table:table-cell office:value-type="float" office:value="9.23" calcext:value-type="float">
            <text:p>9.2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300115" calcext:value-type="float">
            <text:p>300115</text:p>
          </table:table-cell>
          <table:table-cell office:value-type="float" office:value="19.81" calcext:value-type="float">
            <text:p>19.81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21</text:p>
          </table:table-cell>
          <table:table-cell office:value-type="float" office:value="300115" calcext:value-type="float">
            <text:p>300115</text:p>
          </table:table-cell>
          <table:table-cell office:value-type="float" office:value="18.74" calcext:value-type="float">
            <text:p>18.7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300118" calcext:value-type="float">
            <text:p>300118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3</text:p>
          </table:table-cell>
          <table:table-cell office:value-type="float" office:value="300118" calcext:value-type="float">
            <text:p>300118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10</text:p>
          </table:table-cell>
          <table:table-cell office:value-type="float" office:value="300142" calcext:value-type="float">
            <text:p>300142</text:p>
          </table:table-cell>
          <table:table-cell office:value-type="float" office:value="57.99" calcext:value-type="float">
            <text:p>57.99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16</text:p>
          </table:table-cell>
          <table:table-cell office:value-type="float" office:value="300142" calcext:value-type="float">
            <text:p>300142</text:p>
          </table:table-cell>
          <table:table-cell office:value-type="float" office:value="57.01" calcext:value-type="float">
            <text:p>57.0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300207" calcext:value-type="float">
            <text:p>300207</text:p>
          </table:table-cell>
          <table:table-cell office:value-type="float" office:value="14.48" calcext:value-type="float">
            <text:p>14.48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28</text:p>
          </table:table-cell>
          <table:table-cell office:value-type="float" office:value="300207" calcext:value-type="float">
            <text:p>300207</text:p>
          </table:table-cell>
          <table:table-cell office:value-type="float" office:value="13.22" calcext:value-type="float">
            <text:p>13.2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06</text:p>
          </table:table-cell>
          <table:table-cell office:value-type="float" office:value="300211" calcext:value-type="float">
            <text:p>300211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28</text:p>
          </table:table-cell>
          <table:table-cell office:value-type="float" office:value="300211" calcext:value-type="float">
            <text:p>300211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300213" calcext:value-type="float">
            <text:p>300213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3-16</text:p>
          </table:table-cell>
          <table:table-cell office:value-type="float" office:value="300213" calcext:value-type="float">
            <text:p>300213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300217" calcext:value-type="float">
            <text:p>30021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15</text:p>
          </table:table-cell>
          <table:table-cell office:value-type="float" office:value="300217" calcext:value-type="float">
            <text:p>30021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300224" calcext:value-type="float">
            <text:p>300224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7-21</text:p>
          </table:table-cell>
          <table:table-cell office:value-type="float" office:value="300224" calcext:value-type="float">
            <text:p>300224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11</text:p>
          </table:table-cell>
          <table:table-cell office:value-type="float" office:value="300234" calcext:value-type="float">
            <text:p>3002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3-26</text:p>
          </table:table-cell>
          <table:table-cell office:value-type="float" office:value="300234" calcext:value-type="float">
            <text:p>300234</text:p>
          </table:table-cell>
          <table:table-cell office:value-type="float" office:value="13.52" calcext:value-type="float">
            <text:p>13.5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300248" calcext:value-type="float">
            <text:p>300248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4-29</text:p>
          </table:table-cell>
          <table:table-cell office:value-type="float" office:value="300248" calcext:value-type="float">
            <text:p>300248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19</text:p>
          </table:table-cell>
          <table:table-cell office:value-type="float" office:value="300261" calcext:value-type="float">
            <text:p>300261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6-04</text:p>
          </table:table-cell>
          <table:table-cell office:value-type="float" office:value="300261" calcext:value-type="float">
            <text:p>300261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300296" calcext:value-type="float">
            <text:p>300296</text:p>
          </table:table-cell>
          <table:table-cell office:value-type="float" office:value="7.23" calcext:value-type="float">
            <text:p>7.23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7-24</text:p>
          </table:table-cell>
          <table:table-cell office:value-type="float" office:value="300296" calcext:value-type="float">
            <text:p>300296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0</text:p>
          </table:table-cell>
          <table:table-cell office:value-type="float" office:value="300324" calcext:value-type="float">
            <text:p>300324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24</text:p>
          </table:table-cell>
          <table:table-cell office:value-type="float" office:value="300324" calcext:value-type="float">
            <text:p>300324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300333" calcext:value-type="float">
            <text:p>300333</text:p>
          </table:table-cell>
          <table:table-cell office:value-type="float" office:value="11.04" calcext:value-type="float">
            <text:p>11.04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3-16</text:p>
          </table:table-cell>
          <table:table-cell office:value-type="float" office:value="300333" calcext:value-type="float">
            <text:p>30033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11</text:p>
          </table:table-cell>
          <table:table-cell office:value-type="float" office:value="603018" calcext:value-type="float">
            <text:p>603018</text:p>
          </table:table-cell>
          <table:table-cell office:value-type="float" office:value="11.19" calcext:value-type="float">
            <text:p>11.19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4-15</text:p>
          </table:table-cell>
          <table:table-cell office:value-type="float" office:value="603018" calcext:value-type="float">
            <text:p>603018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03019" calcext:value-type="float">
            <text:p>603019</text:p>
          </table:table-cell>
          <table:table-cell office:value-type="float" office:value="45.36" calcext:value-type="float">
            <text:p>45.36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5-08</text:p>
          </table:table-cell>
          <table:table-cell office:value-type="float" office:value="603019" calcext:value-type="float">
            <text:p>603019</text:p>
          </table:table-cell>
          <table:table-cell office:value-type="float" office:value="40.83" calcext:value-type="float">
            <text:p>40.8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0</text:p>
          </table:table-cell>
          <table:table-cell office:value-type="float" office:value="603085" calcext:value-type="float">
            <text:p>603085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28</text:p>
          </table:table-cell>
          <table:table-cell office:value-type="float" office:value="603085" calcext:value-type="float">
            <text:p>603085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03158" calcext:value-type="float">
            <text:p>603158</text:p>
          </table:table-cell>
          <table:table-cell office:value-type="float" office:value="18.25" calcext:value-type="float">
            <text:p>18.25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1</text:p>
          </table:table-cell>
          <table:table-cell office:value-type="float" office:value="603158" calcext:value-type="float">
            <text:p>603158</text:p>
          </table:table-cell>
          <table:table-cell office:value-type="float" office:value="19.18" calcext:value-type="float">
            <text:p>19.1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06</text:p>
          </table:table-cell>
          <table:table-cell office:value-type="float" office:value="603180" calcext:value-type="float">
            <text:p>603180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5-28</text:p>
          </table:table-cell>
          <table:table-cell office:value-type="float" office:value="603180" calcext:value-type="float">
            <text:p>603180</text:p>
          </table:table-cell>
          <table:table-cell office:value-type="float" office:value="57.38" calcext:value-type="float">
            <text:p>57.3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603220" calcext:value-type="float">
            <text:p>603220</text:p>
          </table:table-cell>
          <table:table-cell office:value-type="float" office:value="22.59" calcext:value-type="float">
            <text:p>22.59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3-16</text:p>
          </table:table-cell>
          <table:table-cell office:value-type="float" office:value="603220" calcext:value-type="float">
            <text:p>603220</text:p>
          </table:table-cell>
          <table:table-cell office:value-type="float" office:value="23.02" calcext:value-type="float">
            <text:p>23.0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8-11</text:p>
          </table:table-cell>
          <table:table-cell office:value-type="float" office:value="603221" calcext:value-type="float">
            <text:p>603221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12</text:p>
          </table:table-cell>
          <table:table-cell office:value-type="float" office:value="603222" calcext:value-type="float">
            <text:p>603222</text:p>
          </table:table-cell>
          <table:table-cell office:value-type="float" office:value="53.37" calcext:value-type="float">
            <text:p>53.37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3-23</text:p>
          </table:table-cell>
          <table:table-cell office:value-type="float" office:value="603222" calcext:value-type="float">
            <text:p>603222</text:p>
          </table:table-cell>
          <table:table-cell office:value-type="float" office:value="49.75" calcext:value-type="float">
            <text:p>49.7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23</text:p>
          </table:table-cell>
          <table:table-cell office:value-type="float" office:value="603286" calcext:value-type="float">
            <text:p>603286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24</text:p>
          </table:table-cell>
          <table:table-cell office:value-type="float" office:value="603286" calcext:value-type="float">
            <text:p>603286</text:p>
          </table:table-cell>
          <table:table-cell office:value-type="float" office:value="17.16" calcext:value-type="float">
            <text:p>17.1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03305" calcext:value-type="float">
            <text:p>603305</text:p>
          </table:table-cell>
          <table:table-cell office:value-type="float" office:value="40.14" calcext:value-type="float">
            <text:p>40.14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27</text:p>
          </table:table-cell>
          <table:table-cell office:value-type="float" office:value="603305" calcext:value-type="float">
            <text:p>603305</text:p>
          </table:table-cell>
          <table:table-cell office:value-type="float" office:value="36.47" calcext:value-type="float">
            <text:p>36.4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9</text:p>
          </table:table-cell>
          <table:table-cell office:value-type="float" office:value="603316" calcext:value-type="float">
            <text:p>60331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8-07</text:p>
          </table:table-cell>
          <table:table-cell office:value-type="float" office:value="603316" calcext:value-type="float">
            <text:p>603316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7</text:p>
          </table:table-cell>
          <table:table-cell office:value-type="float" office:value="603386" calcext:value-type="float">
            <text:p>603386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5-20</text:p>
          </table:table-cell>
          <table:table-cell office:value-type="float" office:value="603386" calcext:value-type="float">
            <text:p>603386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03496" calcext:value-type="float">
            <text:p>603496</text:p>
          </table:table-cell>
          <table:table-cell office:value-type="float" office:value="20.62" calcext:value-type="float">
            <text:p>20.62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5-21</text:p>
          </table:table-cell>
          <table:table-cell office:value-type="float" office:value="603496" calcext:value-type="float">
            <text:p>603496</text:p>
          </table:table-cell>
          <table:table-cell office:value-type="float" office:value="23.48" calcext:value-type="float">
            <text:p>23.4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30</text:p>
          </table:table-cell>
          <table:table-cell office:value-type="float" office:value="603648" calcext:value-type="float">
            <text:p>603648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6</text:p>
          </table:table-cell>
          <table:table-cell office:value-type="float" office:value="603667" calcext:value-type="float">
            <text:p>603667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6-08</text:p>
          </table:table-cell>
          <table:table-cell office:value-type="float" office:value="603667" calcext:value-type="float">
            <text:p>603667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23</text:p>
          </table:table-cell>
          <table:table-cell office:value-type="float" office:value="603721" calcext:value-type="float">
            <text:p>603721</text:p>
          </table:table-cell>
          <table:table-cell office:value-type="float" office:value="27.04" calcext:value-type="float">
            <text:p>27.04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6-29</text:p>
          </table:table-cell>
          <table:table-cell office:value-type="float" office:value="603721" calcext:value-type="float">
            <text:p>603721</text:p>
          </table:table-cell>
          <table:table-cell office:value-type="float" office:value="23.79" calcext:value-type="float">
            <text:p>23.7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03722" calcext:value-type="float">
            <text:p>603722</text:p>
          </table:table-cell>
          <table:table-cell office:value-type="float" office:value="27.64" calcext:value-type="float">
            <text:p>27.64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28</text:p>
          </table:table-cell>
          <table:table-cell office:value-type="float" office:value="603722" calcext:value-type="float">
            <text:p>60372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03727" calcext:value-type="float">
            <text:p>603727</text:p>
          </table:table-cell>
          <table:table-cell office:value-type="float" office:value="15.47" calcext:value-type="float">
            <text:p>15.47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5-18</text:p>
          </table:table-cell>
          <table:table-cell office:value-type="float" office:value="603727" calcext:value-type="float">
            <text:p>603727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04</text:p>
          </table:table-cell>
          <table:table-cell office:value-type="float" office:value="603737" calcext:value-type="float">
            <text:p>603737</text:p>
          </table:table-cell>
          <table:table-cell office:value-type="float" office:value="117.37" calcext:value-type="float">
            <text:p>117.37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6-15</text:p>
          </table:table-cell>
          <table:table-cell office:value-type="float" office:value="603737" calcext:value-type="float">
            <text:p>603737</text:p>
          </table:table-cell>
          <table:table-cell office:value-type="float" office:value="122.3" calcext:value-type="float">
            <text:p>122.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1</text:p>
          </table:table-cell>
          <table:table-cell office:value-type="float" office:value="603767" calcext:value-type="float">
            <text:p>603767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16</text:p>
          </table:table-cell>
          <table:table-cell office:value-type="float" office:value="603767" calcext:value-type="float">
            <text:p>60376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01</text:p>
          </table:table-cell>
          <table:table-cell office:value-type="float" office:value="603773" calcext:value-type="float">
            <text:p>603773</text:p>
          </table:table-cell>
          <table:table-cell office:value-type="float" office:value="33.23" calcext:value-type="float">
            <text:p>33.23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7-01</text:p>
          </table:table-cell>
          <table:table-cell office:value-type="float" office:value="603773" calcext:value-type="float">
            <text:p>603773</text:p>
          </table:table-cell>
          <table:table-cell office:value-type="float" office:value="32.13" calcext:value-type="float">
            <text:p>32.1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0</text:p>
          </table:table-cell>
          <table:table-cell office:value-type="float" office:value="603778" calcext:value-type="float">
            <text:p>603778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5-28</text:p>
          </table:table-cell>
          <table:table-cell office:value-type="float" office:value="603778" calcext:value-type="float">
            <text:p>603778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8-06</text:p>
          </table:table-cell>
          <table:table-cell office:value-type="float" office:value="603816" calcext:value-type="float">
            <text:p>603816</text:p>
          </table:table-cell>
          <table:table-cell office:value-type="float" office:value="61.15" calcext:value-type="float">
            <text:p>61.15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8-20</text:p>
          </table:table-cell>
          <table:table-cell office:value-type="float" office:value="603816" calcext:value-type="float">
            <text:p>603816</text:p>
          </table:table-cell>
          <table:table-cell office:value-type="float" office:value="64.88" calcext:value-type="float">
            <text:p>64.8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8-17</text:p>
          </table:table-cell>
          <table:table-cell office:value-type="float" office:value="603866" calcext:value-type="float">
            <text:p>603866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30</text:p>
          </table:table-cell>
          <table:table-cell office:value-type="float" office:value="603897" calcext:value-type="float">
            <text:p>603897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5-18</text:p>
          </table:table-cell>
          <table:table-cell office:value-type="float" office:value="603897" calcext:value-type="float">
            <text:p>603897</text:p>
          </table:table-cell>
          <table:table-cell office:value-type="float" office:value="18.24" calcext:value-type="float">
            <text:p>18.2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603900" calcext:value-type="float">
            <text:p>60390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30</text:p>
          </table:table-cell>
          <table:table-cell office:value-type="float" office:value="603900" calcext:value-type="float">
            <text:p>60390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8-11</text:p>
          </table:table-cell>
          <table:table-cell office:value-type="float" office:value="8" calcext:value-type="float">
            <text:p>8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9" calcext:value-type="float">
            <text:p>9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5-11</text:p>
          </table:table-cell>
          <table:table-cell office:value-type="float" office:value="9" calcext:value-type="float">
            <text:p>9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32" calcext:value-type="float">
            <text:p>32</text:p>
          </table:table-cell>
          <table:table-cell office:value-type="float" office:value="27.05" calcext:value-type="float">
            <text:p>27.05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8-04</text:p>
          </table:table-cell>
          <table:table-cell office:value-type="float" office:value="32" calcext:value-type="float">
            <text:p>32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1</text:p>
          </table:table-cell>
          <table:table-cell office:value-type="float" office:value="36" calcext:value-type="float">
            <text:p>36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09</text:p>
          </table:table-cell>
          <table:table-cell office:value-type="float" office:value="36" calcext:value-type="float">
            <text:p>3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29</text:p>
          </table:table-cell>
          <table:table-cell office:value-type="float" office:value="37" calcext:value-type="float">
            <text:p>37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string" calcext:value-type="string">
            <text:p>sell-40</text:p>
          </table:table-cell>
          <table:table-cell office:value-type="string" calcext:value-type="string">
            <text:p>2020-07-15</text:p>
          </table:table-cell>
          <table:table-cell office:value-type="float" office:value="37" calcext:value-type="float">
            <text:p>37</text:p>
          </table:table-cell>
          <table:table-cell office:value-type="float" office:value="16.76" calcext:value-type="float">
            <text:p>16.7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4</text:p>
          </table:table-cell>
          <table:table-cell office:value-type="float" office:value="78" calcext:value-type="float">
            <text:p>78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4</text:p>
          </table:table-cell>
          <table:table-cell office:value-type="float" office:value="78" calcext:value-type="float">
            <text:p>78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90" calcext:value-type="float">
            <text:p>90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3-16</text:p>
          </table:table-cell>
          <table:table-cell office:value-type="float" office:value="90" calcext:value-type="float">
            <text:p>9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3</text:p>
          </table:table-cell>
          <table:table-cell office:value-type="float" office:value="404" calcext:value-type="float">
            <text:p>404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17</text:p>
          </table:table-cell>
          <table:table-cell office:value-type="float" office:value="488" calcext:value-type="float">
            <text:p>488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string" calcext:value-type="string">
            <text:p>sell-40</text:p>
          </table:table-cell>
          <table:table-cell office:value-type="string" calcext:value-type="string">
            <text:p>2020-07-27</text:p>
          </table:table-cell>
          <table:table-cell office:value-type="float" office:value="488" calcext:value-type="float">
            <text:p>488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8-11</text:p>
          </table:table-cell>
          <table:table-cell office:value-type="float" office:value="528" calcext:value-type="float">
            <text:p>528</text:p>
          </table:table-cell>
          <table:table-cell office:value-type="float" office:value="7.23" calcext:value-type="float">
            <text:p>7.2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8</text:p>
          </table:table-cell>
          <table:table-cell office:value-type="float" office:value="539" calcext:value-type="float">
            <text:p>539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28</text:p>
          </table:table-cell>
          <table:table-cell office:value-type="float" office:value="539" calcext:value-type="float">
            <text:p>539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30</text:p>
          </table:table-cell>
          <table:table-cell office:value-type="float" office:value="544" calcext:value-type="float">
            <text:p>544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5-19</text:p>
          </table:table-cell>
          <table:table-cell office:value-type="float" office:value="544" calcext:value-type="float">
            <text:p>544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591" calcext:value-type="float">
            <text:p>591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sell-70</text:p>
          </table:table-cell>
          <table:table-cell office:value-type="string" calcext:value-type="string">
            <text:p>2020-08-07</text:p>
          </table:table-cell>
          <table:table-cell office:value-type="float" office:value="591" calcext:value-type="float">
            <text:p>591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30</text:p>
          </table:table-cell>
          <table:table-cell office:value-type="float" office:value="600" calcext:value-type="float">
            <text:p>600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5-15</text:p>
          </table:table-cell>
          <table:table-cell office:value-type="float" office:value="600" calcext:value-type="float">
            <text:p>600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603" calcext:value-type="float">
            <text:p>603</text:p>
          </table:table-cell>
          <table:table-cell office:value-type="float" office:value="16.04" calcext:value-type="float">
            <text:p>16.04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24</text:p>
          </table:table-cell>
          <table:table-cell office:value-type="float" office:value="603" calcext:value-type="float">
            <text:p>603</text:p>
          </table:table-cell>
          <table:table-cell office:value-type="float" office:value="17.66" calcext:value-type="float">
            <text:p>17.6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02</text:p>
          </table:table-cell>
          <table:table-cell office:value-type="float" office:value="662" calcext:value-type="float">
            <text:p>662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string" calcext:value-type="string">
            <text:p>sell-50</text:p>
          </table:table-cell>
          <table:table-cell office:value-type="string" calcext:value-type="string">
            <text:p>2020-04-09</text:p>
          </table:table-cell>
          <table:table-cell office:value-type="float" office:value="662" calcext:value-type="float">
            <text:p>662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8</text:p>
          </table:table-cell>
          <table:table-cell office:value-type="float" office:value="685" calcext:value-type="float">
            <text:p>685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22</text:p>
          </table:table-cell>
          <table:table-cell office:value-type="float" office:value="685" calcext:value-type="float">
            <text:p>685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03</text:p>
          </table:table-cell>
          <table:table-cell office:value-type="float" office:value="688" calcext:value-type="float">
            <text:p>688</text:p>
          </table:table-cell>
          <table:table-cell office:value-type="float" office:value="19.17" calcext:value-type="float">
            <text:p>19.17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5-07</text:p>
          </table:table-cell>
          <table:table-cell office:value-type="float" office:value="688" calcext:value-type="float">
            <text:p>688</text:p>
          </table:table-cell>
          <table:table-cell office:value-type="float" office:value="17.68" calcext:value-type="float">
            <text:p>17.6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3</text:p>
          </table:table-cell>
          <table:table-cell office:value-type="float" office:value="690" calcext:value-type="float">
            <text:p>690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string" calcext:value-type="string">
            <text:p>sell-30</text:p>
          </table:table-cell>
          <table:table-cell office:value-type="string" calcext:value-type="string">
            <text:p>2020-07-07</text:p>
          </table:table-cell>
          <table:table-cell office:value-type="float" office:value="690" calcext:value-type="float">
            <text:p>690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17</text:p>
          </table:table-cell>
          <table:table-cell office:value-type="float" office:value="709" calcext:value-type="float">
            <text:p>709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16</text:p>
          </table:table-cell>
          <table:table-cell office:value-type="float" office:value="709" calcext:value-type="float">
            <text:p>709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8</text:p>
          </table:table-cell>
          <table:table-cell office:value-type="float" office:value="719" calcext:value-type="float">
            <text:p>719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9</text:p>
          </table:table-cell>
          <table:table-cell office:value-type="float" office:value="719" calcext:value-type="float">
            <text:p>719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11</text:p>
          </table:table-cell>
          <table:table-cell office:value-type="float" office:value="768" calcext:value-type="float">
            <text:p>768</text:p>
          </table:table-cell>
          <table:table-cell office:value-type="float" office:value="18.26" calcext:value-type="float">
            <text:p>18.26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3-16</text:p>
          </table:table-cell>
          <table:table-cell office:value-type="float" office:value="768" calcext:value-type="float">
            <text:p>768</text:p>
          </table:table-cell>
          <table:table-cell office:value-type="float" office:value="16.89" calcext:value-type="float">
            <text:p>16.8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15</text:p>
          </table:table-cell>
          <table:table-cell office:value-type="float" office:value="779" calcext:value-type="float">
            <text:p>779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6-22</text:p>
          </table:table-cell>
          <table:table-cell office:value-type="float" office:value="779" calcext:value-type="float">
            <text:p>779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11</text:p>
          </table:table-cell>
          <table:table-cell office:value-type="float" office:value="789" calcext:value-type="float">
            <text:p>789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string" calcext:value-type="string">
            <text:p>sell-40</text:p>
          </table:table-cell>
          <table:table-cell office:value-type="string" calcext:value-type="string">
            <text:p>2020-05-18</text:p>
          </table:table-cell>
          <table:table-cell office:value-type="float" office:value="789" calcext:value-type="float">
            <text:p>789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30</text:p>
          </table:table-cell>
          <table:table-cell office:value-type="float" office:value="603976" calcext:value-type="float">
            <text:p>603976</text:p>
          </table:table-cell>
          <table:table-cell office:value-type="float" office:value="16.81" calcext:value-type="float">
            <text:p>16.81</text:p>
          </table:table-cell>
        </table:table-row>
        <table:table-row table:style-name="ro1">
          <table:table-cell office:value-type="string" calcext:value-type="string">
            <text:p>sell-50</text:p>
          </table:table-cell>
          <table:table-cell office:value-type="string" calcext:value-type="string">
            <text:p>2020-05-18</text:p>
          </table:table-cell>
          <table:table-cell office:value-type="float" office:value="603976" calcext:value-type="float">
            <text:p>603976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03988" calcext:value-type="float">
            <text:p>603988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5-07</text:p>
          </table:table-cell>
          <table:table-cell office:value-type="float" office:value="603988" calcext:value-type="float">
            <text:p>603988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02</text:p>
          </table:table-cell>
          <table:table-cell office:value-type="float" office:value="603989" calcext:value-type="float">
            <text:p>603989</text:p>
          </table:table-cell>
          <table:table-cell office:value-type="float" office:value="27.77" calcext:value-type="float">
            <text:p>27.77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7-02</text:p>
          </table:table-cell>
          <table:table-cell office:value-type="float" office:value="603989" calcext:value-type="float">
            <text:p>603989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88005" calcext:value-type="float">
            <text:p>688005</text:p>
          </table:table-cell>
          <table:table-cell office:value-type="float" office:value="28.73" calcext:value-type="float">
            <text:p>28.73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28</text:p>
          </table:table-cell>
          <table:table-cell office:value-type="float" office:value="688005" calcext:value-type="float">
            <text:p>688005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88018" calcext:value-type="float">
            <text:p>688018</text:p>
          </table:table-cell>
          <table:table-cell office:value-type="float" office:value="207.8" calcext:value-type="float">
            <text:p>207.8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28</text:p>
          </table:table-cell>
          <table:table-cell office:value-type="float" office:value="688018" calcext:value-type="float">
            <text:p>688018</text:p>
          </table:table-cell>
          <table:table-cell office:value-type="float" office:value="184.05" calcext:value-type="float">
            <text:p>184.0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06</text:p>
          </table:table-cell>
          <table:table-cell office:value-type="float" office:value="688030" calcext:value-type="float">
            <text:p>68803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12</text:p>
          </table:table-cell>
          <table:table-cell office:value-type="float" office:value="688030" calcext:value-type="float">
            <text:p>688030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88122" calcext:value-type="float">
            <text:p>688122</text:p>
          </table:table-cell>
          <table:table-cell office:value-type="float" office:value="32.37" calcext:value-type="float">
            <text:p>32.37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29</text:p>
          </table:table-cell>
          <table:table-cell office:value-type="float" office:value="688122" calcext:value-type="float">
            <text:p>688122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88123" calcext:value-type="float">
            <text:p>688123</text:p>
          </table:table-cell>
          <table:table-cell office:value-type="float" office:value="58.48" calcext:value-type="float">
            <text:p>58.48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29</text:p>
          </table:table-cell>
          <table:table-cell office:value-type="float" office:value="688123" calcext:value-type="float">
            <text:p>688123</text:p>
          </table:table-cell>
          <table:table-cell office:value-type="float" office:value="53.01" calcext:value-type="float">
            <text:p>53.0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06</text:p>
          </table:table-cell>
          <table:table-cell office:value-type="float" office:value="688208" calcext:value-type="float">
            <text:p>688208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07</text:p>
          </table:table-cell>
          <table:table-cell office:value-type="float" office:value="688208" calcext:value-type="float">
            <text:p>688208</text:p>
          </table:table-cell>
          <table:table-cell office:value-type="float" office:value="40.52" calcext:value-type="float">
            <text:p>40.5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6</text:p>
          </table:table-cell>
          <table:table-cell office:value-type="float" office:value="600027" calcext:value-type="float">
            <text:p>60002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5-29</text:p>
          </table:table-cell>
          <table:table-cell office:value-type="float" office:value="600027" calcext:value-type="float">
            <text:p>600027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1</text:p>
          </table:table-cell>
          <table:table-cell office:value-type="float" office:value="600051" calcext:value-type="float">
            <text:p>600051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string" calcext:value-type="string">
            <text:p>sell-60</text:p>
          </table:table-cell>
          <table:table-cell office:value-type="string" calcext:value-type="string">
            <text:p>2020-07-15</text:p>
          </table:table-cell>
          <table:table-cell office:value-type="float" office:value="600051" calcext:value-type="float">
            <text:p>600051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600063" calcext:value-type="float">
            <text:p>600063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24</text:p>
          </table:table-cell>
          <table:table-cell office:value-type="float" office:value="600063" calcext:value-type="float">
            <text:p>600063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600078" calcext:value-type="float">
            <text:p>600078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22</text:p>
          </table:table-cell>
          <table:table-cell office:value-type="float" office:value="600078" calcext:value-type="float">
            <text:p>600078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30</text:p>
          </table:table-cell>
          <table:table-cell office:value-type="float" office:value="600085" calcext:value-type="float">
            <text:p>600085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6-02</text:p>
          </table:table-cell>
          <table:table-cell office:value-type="float" office:value="600085" calcext:value-type="float">
            <text:p>600085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1</text:p>
          </table:table-cell>
          <table:table-cell office:value-type="float" office:value="600093" calcext:value-type="float">
            <text:p>600093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16</text:p>
          </table:table-cell>
          <table:table-cell office:value-type="float" office:value="600093" calcext:value-type="float">
            <text:p>600093</text:p>
          </table:table-cell>
          <table:table-cell office:value-type="float" office:value="12.42" calcext:value-type="float">
            <text:p>12.4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3</text:p>
          </table:table-cell>
          <table:table-cell office:value-type="float" office:value="600100" calcext:value-type="float">
            <text:p>60010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15</text:p>
          </table:table-cell>
          <table:table-cell office:value-type="float" office:value="600100" calcext:value-type="float">
            <text:p>600100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600111" calcext:value-type="float">
            <text:p>600111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8-10</text:p>
          </table:table-cell>
          <table:table-cell office:value-type="float" office:value="600111" calcext:value-type="float">
            <text:p>600111</text:p>
          </table:table-cell>
          <table:table-cell office:value-type="float" office:value="13.72" calcext:value-type="float">
            <text:p>13.7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0</text:p>
          </table:table-cell>
          <table:table-cell office:value-type="float" office:value="600136" calcext:value-type="float">
            <text:p>600136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22</text:p>
          </table:table-cell>
          <table:table-cell office:value-type="float" office:value="600136" calcext:value-type="float">
            <text:p>600136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600136" calcext:value-type="float">
            <text:p>600136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7-27</text:p>
          </table:table-cell>
          <table:table-cell office:value-type="float" office:value="600136" calcext:value-type="float">
            <text:p>600136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7</text:p>
          </table:table-cell>
          <table:table-cell office:value-type="float" office:value="600139" calcext:value-type="float">
            <text:p>600139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6-12</text:p>
          </table:table-cell>
          <table:table-cell office:value-type="float" office:value="600139" calcext:value-type="float">
            <text:p>600139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9</text:p>
          </table:table-cell>
          <table:table-cell office:value-type="float" office:value="600167" calcext:value-type="float">
            <text:p>600167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5-29</text:p>
          </table:table-cell>
          <table:table-cell office:value-type="float" office:value="600167" calcext:value-type="float">
            <text:p>600167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30</text:p>
          </table:table-cell>
          <table:table-cell office:value-type="float" office:value="600177" calcext:value-type="float">
            <text:p>600177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22</text:p>
          </table:table-cell>
          <table:table-cell office:value-type="float" office:value="600177" calcext:value-type="float">
            <text:p>600177</text:p>
          </table:table-cell>
          <table:table-cell office:value-type="float" office:value="6.34" calcext:value-type="float">
            <text:p>6.3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16</text:p>
          </table:table-cell>
          <table:table-cell office:value-type="float" office:value="600201" calcext:value-type="float">
            <text:p>600201</text:p>
          </table:table-cell>
          <table:table-cell office:value-type="float" office:value="25.45" calcext:value-type="float">
            <text:p>25.45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03</text:p>
          </table:table-cell>
          <table:table-cell office:value-type="float" office:value="600201" calcext:value-type="float">
            <text:p>600201</text:p>
          </table:table-cell>
          <table:table-cell office:value-type="float" office:value="26.54" calcext:value-type="float">
            <text:p>26.5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6</text:p>
          </table:table-cell>
          <table:table-cell office:value-type="float" office:value="600220" calcext:value-type="float">
            <text:p>600220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20</text:p>
          </table:table-cell>
          <table:table-cell office:value-type="float" office:value="600246" calcext:value-type="float">
            <text:p>600246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sell-50</text:p>
          </table:table-cell>
          <table:table-cell office:value-type="string" calcext:value-type="string">
            <text:p>2020-04-21</text:p>
          </table:table-cell>
          <table:table-cell office:value-type="float" office:value="600246" calcext:value-type="float">
            <text:p>600246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2</text:p>
          </table:table-cell>
          <table:table-cell office:value-type="float" office:value="600323" calcext:value-type="float">
            <text:p>600323</text:p>
          </table:table-cell>
          <table:table-cell office:value-type="float" office:value="22.96" calcext:value-type="float">
            <text:p>22.96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8-07</text:p>
          </table:table-cell>
          <table:table-cell office:value-type="float" office:value="600323" calcext:value-type="float">
            <text:p>600323</text:p>
          </table:table-cell>
          <table:table-cell office:value-type="float" office:value="26.21" calcext:value-type="float">
            <text:p>26.2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600345" calcext:value-type="float">
            <text:p>600345</text:p>
          </table:table-cell>
          <table:table-cell office:value-type="float" office:value="21.82" calcext:value-type="float">
            <text:p>21.82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3-13</text:p>
          </table:table-cell>
          <table:table-cell office:value-type="float" office:value="600345" calcext:value-type="float">
            <text:p>600345</text:p>
          </table:table-cell>
          <table:table-cell office:value-type="float" office:value="25.85" calcext:value-type="float">
            <text:p>25.8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600379" calcext:value-type="float">
            <text:p>600379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3-19</text:p>
          </table:table-cell>
          <table:table-cell office:value-type="float" office:value="600379" calcext:value-type="float">
            <text:p>600379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1</text:p>
          </table:table-cell>
          <table:table-cell office:value-type="float" office:value="600382" calcext:value-type="float">
            <text:p>600382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7-06</text:p>
          </table:table-cell>
          <table:table-cell office:value-type="float" office:value="600382" calcext:value-type="float">
            <text:p>600382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06</text:p>
          </table:table-cell>
          <table:table-cell office:value-type="float" office:value="600426" calcext:value-type="float">
            <text:p>600426</text:p>
          </table:table-cell>
          <table:table-cell office:value-type="float" office:value="16.98" calcext:value-type="float">
            <text:p>16.9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14</text:p>
          </table:table-cell>
          <table:table-cell office:value-type="float" office:value="600426" calcext:value-type="float">
            <text:p>600426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6</text:p>
          </table:table-cell>
          <table:table-cell office:value-type="float" office:value="600429" calcext:value-type="float">
            <text:p>600429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28</text:p>
          </table:table-cell>
          <table:table-cell office:value-type="float" office:value="600429" calcext:value-type="float">
            <text:p>600429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01</text:p>
          </table:table-cell>
          <table:table-cell office:value-type="float" office:value="600480" calcext:value-type="float">
            <text:p>600480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6-15</text:p>
          </table:table-cell>
          <table:table-cell office:value-type="float" office:value="600480" calcext:value-type="float">
            <text:p>600480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8</text:p>
          </table:table-cell>
          <table:table-cell office:value-type="float" office:value="600481" calcext:value-type="float">
            <text:p>600481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5-25</text:p>
          </table:table-cell>
          <table:table-cell office:value-type="float" office:value="600481" calcext:value-type="float">
            <text:p>600481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20</text:p>
          </table:table-cell>
          <table:table-cell office:value-type="float" office:value="600498" calcext:value-type="float">
            <text:p>600498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3-30</text:p>
          </table:table-cell>
          <table:table-cell office:value-type="float" office:value="600498" calcext:value-type="float">
            <text:p>600498</text:p>
          </table:table-cell>
          <table:table-cell office:value-type="float" office:value="33.01" calcext:value-type="float">
            <text:p>33.0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600499" calcext:value-type="float">
            <text:p>600499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24</text:p>
          </table:table-cell>
          <table:table-cell office:value-type="float" office:value="600499" calcext:value-type="float">
            <text:p>600499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16</text:p>
          </table:table-cell>
          <table:table-cell office:value-type="float" office:value="600506" calcext:value-type="float">
            <text:p>600506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3-18</text:p>
          </table:table-cell>
          <table:table-cell office:value-type="float" office:value="600506" calcext:value-type="float">
            <text:p>600506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600508" calcext:value-type="float">
            <text:p>600508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8-18</text:p>
          </table:table-cell>
          <table:table-cell office:value-type="float" office:value="600508" calcext:value-type="float">
            <text:p>600508</text:p>
          </table:table-cell>
          <table:table-cell office:value-type="float" office:value="9.19" calcext:value-type="float">
            <text:p>9.1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3</text:p>
          </table:table-cell>
          <table:table-cell office:value-type="float" office:value="600517" calcext:value-type="float">
            <text:p>600517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10</text:p>
          </table:table-cell>
          <table:table-cell office:value-type="float" office:value="600517" calcext:value-type="float">
            <text:p>600517</text:p>
          </table:table-cell>
          <table:table-cell office:value-type="float" office:value="8.52" calcext:value-type="float">
            <text:p>8.5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0</text:p>
          </table:table-cell>
          <table:table-cell office:value-type="float" office:value="600520" calcext:value-type="float">
            <text:p>600520</text:p>
          </table:table-cell>
          <table:table-cell office:value-type="float" office:value="9.03" calcext:value-type="float">
            <text:p>9.03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21</text:p>
          </table:table-cell>
          <table:table-cell office:value-type="float" office:value="600520" calcext:value-type="float">
            <text:p>60052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600525" calcext:value-type="float">
            <text:p>600525</text:p>
          </table:table-cell>
          <table:table-cell office:value-type="float" office:value="5.99" calcext:value-type="float">
            <text:p>5.99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3-04</text:p>
          </table:table-cell>
          <table:table-cell office:value-type="float" office:value="600525" calcext:value-type="float">
            <text:p>600525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0</text:p>
          </table:table-cell>
          <table:table-cell office:value-type="float" office:value="600537" calcext:value-type="float">
            <text:p>600537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5-21</text:p>
          </table:table-cell>
          <table:table-cell office:value-type="float" office:value="600537" calcext:value-type="float">
            <text:p>600537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3</text:p>
          </table:table-cell>
          <table:table-cell office:value-type="float" office:value="600559" calcext:value-type="float">
            <text:p>600559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7</text:p>
          </table:table-cell>
          <table:table-cell office:value-type="float" office:value="600559" calcext:value-type="float">
            <text:p>600559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17</text:p>
          </table:table-cell>
          <table:table-cell office:value-type="float" office:value="600569" calcext:value-type="float">
            <text:p>600569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6-18</text:p>
          </table:table-cell>
          <table:table-cell office:value-type="float" office:value="600569" calcext:value-type="float">
            <text:p>600569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6</text:p>
          </table:table-cell>
          <table:table-cell office:value-type="float" office:value="600578" calcext:value-type="float">
            <text:p>600578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00584" calcext:value-type="float">
            <text:p>600584</text:p>
          </table:table-cell>
          <table:table-cell office:value-type="float" office:value="21.06" calcext:value-type="float">
            <text:p>21.06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17</text:p>
          </table:table-cell>
          <table:table-cell office:value-type="float" office:value="600584" calcext:value-type="float">
            <text:p>600584</text:p>
          </table:table-cell>
          <table:table-cell office:value-type="float" office:value="22.49" calcext:value-type="float">
            <text:p>22.4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30</text:p>
          </table:table-cell>
          <table:table-cell office:value-type="float" office:value="600598" calcext:value-type="float">
            <text:p>600598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sell-30</text:p>
          </table:table-cell>
          <table:table-cell office:value-type="string" calcext:value-type="string">
            <text:p>2020-07-15</text:p>
          </table:table-cell>
          <table:table-cell office:value-type="float" office:value="600598" calcext:value-type="float">
            <text:p>600598</text:p>
          </table:table-cell>
          <table:table-cell office:value-type="float" office:value="18.52" calcext:value-type="float">
            <text:p>18.5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600623" calcext:value-type="float">
            <text:p>600623</text:p>
          </table:table-cell>
          <table:table-cell office:value-type="float" office:value="5.83" calcext:value-type="float">
            <text:p>5.83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24</text:p>
          </table:table-cell>
          <table:table-cell office:value-type="float" office:value="600623" calcext:value-type="float">
            <text:p>600623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19</text:p>
          </table:table-cell>
          <table:table-cell office:value-type="float" office:value="600629" calcext:value-type="float">
            <text:p>600629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22</text:p>
          </table:table-cell>
          <table:table-cell office:value-type="float" office:value="600629" calcext:value-type="float">
            <text:p>600629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30</text:p>
          </table:table-cell>
          <table:table-cell office:value-type="float" office:value="600644" calcext:value-type="float">
            <text:p>600644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sell-50</text:p>
          </table:table-cell>
          <table:table-cell office:value-type="string" calcext:value-type="string">
            <text:p>2020-05-20</text:p>
          </table:table-cell>
          <table:table-cell office:value-type="float" office:value="600644" calcext:value-type="float">
            <text:p>600644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00699" calcext:value-type="float">
            <text:p>600699</text:p>
          </table:table-cell>
          <table:table-cell office:value-type="float" office:value="20.48" calcext:value-type="float">
            <text:p>20.48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27</text:p>
          </table:table-cell>
          <table:table-cell office:value-type="float" office:value="600699" calcext:value-type="float">
            <text:p>600699</text:p>
          </table:table-cell>
          <table:table-cell office:value-type="float" office:value="18.89" calcext:value-type="float">
            <text:p>18.8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30</text:p>
          </table:table-cell>
          <table:table-cell office:value-type="float" office:value="600713" calcext:value-type="float">
            <text:p>600713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30</text:p>
          </table:table-cell>
          <table:table-cell office:value-type="float" office:value="600724" calcext:value-type="float">
            <text:p>600724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12</text:p>
          </table:table-cell>
          <table:table-cell office:value-type="float" office:value="600724" calcext:value-type="float">
            <text:p>600724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8</text:p>
          </table:table-cell>
          <table:table-cell office:value-type="float" office:value="600729" calcext:value-type="float">
            <text:p>600729</text:p>
          </table:table-cell>
          <table:table-cell office:value-type="float" office:value="27.24" calcext:value-type="float">
            <text:p>27.24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01</text:p>
          </table:table-cell>
          <table:table-cell office:value-type="float" office:value="600729" calcext:value-type="float">
            <text:p>600729</text:p>
          </table:table-cell>
          <table:table-cell office:value-type="float" office:value="30.62" calcext:value-type="float">
            <text:p>30.6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8</text:p>
          </table:table-cell>
          <table:table-cell office:value-type="float" office:value="600736" calcext:value-type="float">
            <text:p>600736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5-29</text:p>
          </table:table-cell>
          <table:table-cell office:value-type="float" office:value="600736" calcext:value-type="float">
            <text:p>600736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3</text:p>
          </table:table-cell>
          <table:table-cell office:value-type="float" office:value="600740" calcext:value-type="float">
            <text:p>600740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8</text:p>
          </table:table-cell>
          <table:table-cell office:value-type="float" office:value="600740" calcext:value-type="float">
            <text:p>60074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30</text:p>
          </table:table-cell>
          <table:table-cell office:value-type="float" office:value="600743" calcext:value-type="float">
            <text:p>60074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06</text:p>
          </table:table-cell>
          <table:table-cell office:value-type="float" office:value="600743" calcext:value-type="float">
            <text:p>60074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9</text:p>
          </table:table-cell>
          <table:table-cell office:value-type="float" office:value="600757" calcext:value-type="float">
            <text:p>600757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6-30</text:p>
          </table:table-cell>
          <table:table-cell office:value-type="float" office:value="600757" calcext:value-type="float">
            <text:p>600757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4</text:p>
          </table:table-cell>
          <table:table-cell office:value-type="float" office:value="600764" calcext:value-type="float">
            <text:p>600764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5-25</text:p>
          </table:table-cell>
          <table:table-cell office:value-type="float" office:value="600764" calcext:value-type="float">
            <text:p>600764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7</text:p>
          </table:table-cell>
          <table:table-cell office:value-type="float" office:value="600795" calcext:value-type="float">
            <text:p>600795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5-18</text:p>
          </table:table-cell>
          <table:table-cell office:value-type="float" office:value="600795" calcext:value-type="float">
            <text:p>600795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600798" calcext:value-type="float">
            <text:p>600798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8-18</text:p>
          </table:table-cell>
          <table:table-cell office:value-type="float" office:value="600798" calcext:value-type="float">
            <text:p>600798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2-27</text:p>
          </table:table-cell>
          <table:table-cell office:value-type="float" office:value="600808" calcext:value-type="float">
            <text:p>600808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sell-40</text:p>
          </table:table-cell>
          <table:table-cell office:value-type="string" calcext:value-type="string">
            <text:p>2020-03-16</text:p>
          </table:table-cell>
          <table:table-cell office:value-type="float" office:value="600808" calcext:value-type="float">
            <text:p>600808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8-14</text:p>
          </table:table-cell>
          <table:table-cell office:value-type="float" office:value="600811" calcext:value-type="float">
            <text:p>600811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10</text:p>
          </table:table-cell>
          <table:table-cell office:value-type="float" office:value="600827" calcext:value-type="float">
            <text:p>600827</text:p>
          </table:table-cell>
          <table:table-cell office:value-type="float" office:value="10.87" calcext:value-type="float">
            <text:p>10.87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6-12</text:p>
          </table:table-cell>
          <table:table-cell office:value-type="float" office:value="600827" calcext:value-type="float">
            <text:p>600827</text:p>
          </table:table-cell>
          <table:table-cell office:value-type="float" office:value="11.31" calcext:value-type="float">
            <text:p>11.3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0</text:p>
          </table:table-cell>
          <table:table-cell office:value-type="float" office:value="600843" calcext:value-type="float">
            <text:p>600843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8-17</text:p>
          </table:table-cell>
          <table:table-cell office:value-type="float" office:value="600843" calcext:value-type="float">
            <text:p>600843</text:p>
          </table:table-cell>
          <table:table-cell office:value-type="float" office:value="7.37" calcext:value-type="float">
            <text:p>7.3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7</text:p>
          </table:table-cell>
          <table:table-cell office:value-type="float" office:value="600865" calcext:value-type="float">
            <text:p>600865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>
          <table:table-cell office:value-type="string" calcext:value-type="string">
            <text:p>sell-60</text:p>
          </table:table-cell>
          <table:table-cell office:value-type="string" calcext:value-type="string">
            <text:p>2020-06-05</text:p>
          </table:table-cell>
          <table:table-cell office:value-type="float" office:value="600865" calcext:value-type="float">
            <text:p>600865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600875" calcext:value-type="float">
            <text:p>600875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8-18</text:p>
          </table:table-cell>
          <table:table-cell office:value-type="float" office:value="600875" calcext:value-type="float">
            <text:p>600875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00884" calcext:value-type="float">
            <text:p>600884</text:p>
          </table:table-cell>
          <table:table-cell office:value-type="float" office:value="10.97" calcext:value-type="float">
            <text:p>10.97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9</text:p>
          </table:table-cell>
          <table:table-cell office:value-type="float" office:value="600884" calcext:value-type="float">
            <text:p>600884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600987" calcext:value-type="float">
            <text:p>600987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8-13</text:p>
          </table:table-cell>
          <table:table-cell office:value-type="float" office:value="600987" calcext:value-type="float">
            <text:p>600987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00999" calcext:value-type="float">
            <text:p>600999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5-18</text:p>
          </table:table-cell>
          <table:table-cell office:value-type="float" office:value="600999" calcext:value-type="float">
            <text:p>600999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601002" calcext:value-type="float">
            <text:p>601002</text:p>
          </table:table-cell>
          <table:table-cell office:value-type="float" office:value="5.95" calcext:value-type="float">
            <text:p>5.95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24</text:p>
          </table:table-cell>
          <table:table-cell office:value-type="float" office:value="601002" calcext:value-type="float">
            <text:p>601002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17</text:p>
          </table:table-cell>
          <table:table-cell office:value-type="float" office:value="601005" calcext:value-type="float">
            <text:p>601005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sell-30</text:p>
          </table:table-cell>
          <table:table-cell office:value-type="string" calcext:value-type="string">
            <text:p>2020-06-19</text:p>
          </table:table-cell>
          <table:table-cell office:value-type="float" office:value="601005" calcext:value-type="float">
            <text:p>601005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8-14</text:p>
          </table:table-cell>
          <table:table-cell office:value-type="float" office:value="601005" calcext:value-type="float">
            <text:p>60100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01012" calcext:value-type="float">
            <text:p>601012</text:p>
          </table:table-cell>
          <table:table-cell office:value-type="float" office:value="25.24" calcext:value-type="float">
            <text:p>25.24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1</text:p>
          </table:table-cell>
          <table:table-cell office:value-type="float" office:value="601012" calcext:value-type="float">
            <text:p>601012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01021" calcext:value-type="float">
            <text:p>601021</text:p>
          </table:table-cell>
          <table:table-cell office:value-type="float" office:value="34.38" calcext:value-type="float">
            <text:p>34.3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06</text:p>
          </table:table-cell>
          <table:table-cell office:value-type="float" office:value="601021" calcext:value-type="float">
            <text:p>601021</text:p>
          </table:table-cell>
          <table:table-cell office:value-type="float" office:value="35.79" calcext:value-type="float">
            <text:p>35.7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601106" calcext:value-type="float">
            <text:p>601106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22</text:p>
          </table:table-cell>
          <table:table-cell office:value-type="float" office:value="601106" calcext:value-type="float">
            <text:p>601106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601138" calcext:value-type="float">
            <text:p>601138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14</text:p>
          </table:table-cell>
          <table:table-cell office:value-type="float" office:value="601138" calcext:value-type="float">
            <text:p>601138</text:p>
          </table:table-cell>
          <table:table-cell office:value-type="float" office:value="13.69" calcext:value-type="float">
            <text:p>13.6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01</text:p>
          </table:table-cell>
          <table:table-cell office:value-type="float" office:value="601139" calcext:value-type="float">
            <text:p>601139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4-30</text:p>
          </table:table-cell>
          <table:table-cell office:value-type="float" office:value="601139" calcext:value-type="float">
            <text:p>601139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29</text:p>
          </table:table-cell>
          <table:table-cell office:value-type="float" office:value="601233" calcext:value-type="float">
            <text:p>601233</text:p>
          </table:table-cell>
          <table:table-cell office:value-type="float" office:value="12.74" calcext:value-type="float">
            <text:p>12.74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28</text:p>
          </table:table-cell>
          <table:table-cell office:value-type="float" office:value="601233" calcext:value-type="float">
            <text:p>601233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7</text:p>
          </table:table-cell>
          <table:table-cell office:value-type="float" office:value="601311" calcext:value-type="float">
            <text:p>601311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13</text:p>
          </table:table-cell>
          <table:table-cell office:value-type="float" office:value="601311" calcext:value-type="float">
            <text:p>601311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601377" calcext:value-type="float">
            <text:p>601377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3-16</text:p>
          </table:table-cell>
          <table:table-cell office:value-type="float" office:value="601377" calcext:value-type="float">
            <text:p>601377</text:p>
          </table:table-cell>
          <table:table-cell office:value-type="float" office:value="6.45" calcext:value-type="float">
            <text:p>6.4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2-27</text:p>
          </table:table-cell>
          <table:table-cell office:value-type="float" office:value="601390" calcext:value-type="float">
            <text:p>601390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3-09</text:p>
          </table:table-cell>
          <table:table-cell office:value-type="float" office:value="601390" calcext:value-type="float">
            <text:p>601390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3</text:p>
          </table:table-cell>
          <table:table-cell office:value-type="float" office:value="601608" calcext:value-type="float">
            <text:p>601608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3</text:p>
          </table:table-cell>
          <table:table-cell office:value-type="float" office:value="601608" calcext:value-type="float">
            <text:p>601608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2</text:p>
          </table:table-cell>
          <table:table-cell office:value-type="float" office:value="601628" calcext:value-type="float">
            <text:p>601628</text:p>
          </table:table-cell>
          <table:table-cell office:value-type="float" office:value="30.04" calcext:value-type="float">
            <text:p>30.04</text:p>
          </table:table-cell>
        </table:table-row>
        <table:table-row table:style-name="ro1">
          <table:table-cell office:value-type="string" calcext:value-type="string">
            <text:p>sell-50</text:p>
          </table:table-cell>
          <table:table-cell office:value-type="string" calcext:value-type="string">
            <text:p>2020-07-10</text:p>
          </table:table-cell>
          <table:table-cell office:value-type="float" office:value="601628" calcext:value-type="float">
            <text:p>601628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7</text:p>
          </table:table-cell>
          <table:table-cell office:value-type="float" office:value="601727" calcext:value-type="float">
            <text:p>601727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5-11</text:p>
          </table:table-cell>
          <table:table-cell office:value-type="float" office:value="601727" calcext:value-type="float">
            <text:p>601727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29</text:p>
          </table:table-cell>
          <table:table-cell office:value-type="float" office:value="601838" calcext:value-type="float">
            <text:p>601838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13</text:p>
          </table:table-cell>
          <table:table-cell office:value-type="float" office:value="601838" calcext:value-type="float">
            <text:p>601838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1</text:p>
          </table:table-cell>
          <table:table-cell office:value-type="float" office:value="601882" calcext:value-type="float">
            <text:p>601882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4</text:p>
          </table:table-cell>
          <table:table-cell office:value-type="float" office:value="601882" calcext:value-type="float">
            <text:p>601882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0</text:p>
          </table:table-cell>
          <table:table-cell office:value-type="float" office:value="601965" calcext:value-type="float">
            <text:p>601965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8-07</text:p>
          </table:table-cell>
          <table:table-cell office:value-type="float" office:value="601965" calcext:value-type="float">
            <text:p>601965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300360" calcext:value-type="float">
            <text:p>300360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3-13</text:p>
          </table:table-cell>
          <table:table-cell office:value-type="float" office:value="300360" calcext:value-type="float">
            <text:p>300360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8</text:p>
          </table:table-cell>
          <table:table-cell office:value-type="float" office:value="300403" calcext:value-type="float">
            <text:p>300403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5-29</text:p>
          </table:table-cell>
          <table:table-cell office:value-type="float" office:value="300403" calcext:value-type="float">
            <text:p>300403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300408" calcext:value-type="float">
            <text:p>300408</text:p>
          </table:table-cell>
          <table:table-cell office:value-type="float" office:value="19.15" calcext:value-type="float">
            <text:p>19.15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22</text:p>
          </table:table-cell>
          <table:table-cell office:value-type="float" office:value="300408" calcext:value-type="float">
            <text:p>300408</text:p>
          </table:table-cell>
          <table:table-cell office:value-type="float" office:value="19.46" calcext:value-type="float">
            <text:p>19.4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1</text:p>
          </table:table-cell>
          <table:table-cell office:value-type="float" office:value="300445" calcext:value-type="float">
            <text:p>300445</text:p>
          </table:table-cell>
          <table:table-cell office:value-type="float" office:value="13.89" calcext:value-type="float">
            <text:p>13.89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16</text:p>
          </table:table-cell>
          <table:table-cell office:value-type="float" office:value="300445" calcext:value-type="float">
            <text:p>300445</text:p>
          </table:table-cell>
          <table:table-cell office:value-type="float" office:value="14.54" calcext:value-type="float">
            <text:p>14.5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1</text:p>
          </table:table-cell>
          <table:table-cell office:value-type="float" office:value="300446" calcext:value-type="float">
            <text:p>300446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16</text:p>
          </table:table-cell>
          <table:table-cell office:value-type="float" office:value="300446" calcext:value-type="float">
            <text:p>300446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08</text:p>
          </table:table-cell>
          <table:table-cell office:value-type="float" office:value="300464" calcext:value-type="float">
            <text:p>300464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09</text:p>
          </table:table-cell>
          <table:table-cell office:value-type="float" office:value="300464" calcext:value-type="float">
            <text:p>300464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300467" calcext:value-type="float">
            <text:p>300467</text:p>
          </table:table-cell>
          <table:table-cell office:value-type="float" office:value="16.36" calcext:value-type="float">
            <text:p>16.36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27</text:p>
          </table:table-cell>
          <table:table-cell office:value-type="float" office:value="300467" calcext:value-type="float">
            <text:p>300467</text:p>
          </table:table-cell>
          <table:table-cell office:value-type="float" office:value="15.02" calcext:value-type="float">
            <text:p>15.0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4</text:p>
          </table:table-cell>
          <table:table-cell office:value-type="float" office:value="300478" calcext:value-type="float">
            <text:p>300478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28</text:p>
          </table:table-cell>
          <table:table-cell office:value-type="float" office:value="300478" calcext:value-type="float">
            <text:p>300478</text:p>
          </table:table-cell>
          <table:table-cell office:value-type="float" office:value="13.28" calcext:value-type="float">
            <text:p>13.2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300487" calcext:value-type="float">
            <text:p>300487</text:p>
          </table:table-cell>
          <table:table-cell office:value-type="float" office:value="30.12" calcext:value-type="float">
            <text:p>30.12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27</text:p>
          </table:table-cell>
          <table:table-cell office:value-type="float" office:value="300487" calcext:value-type="float">
            <text:p>300487</text:p>
          </table:table-cell>
          <table:table-cell office:value-type="float" office:value="27.36" calcext:value-type="float">
            <text:p>27.3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9</text:p>
          </table:table-cell>
          <table:table-cell office:value-type="float" office:value="300496" calcext:value-type="float">
            <text:p>300496</text:p>
          </table:table-cell>
          <table:table-cell office:value-type="float" office:value="56.36" calcext:value-type="float">
            <text:p>56.36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18</text:p>
          </table:table-cell>
          <table:table-cell office:value-type="float" office:value="300496" calcext:value-type="float">
            <text:p>300496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300507" calcext:value-type="float">
            <text:p>300507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2</text:p>
          </table:table-cell>
          <table:table-cell office:value-type="float" office:value="300507" calcext:value-type="float">
            <text:p>300507</text:p>
          </table:table-cell>
          <table:table-cell office:value-type="float" office:value="12.47" calcext:value-type="float">
            <text:p>12.4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30</text:p>
          </table:table-cell>
          <table:table-cell office:value-type="float" office:value="300518" calcext:value-type="float">
            <text:p>300518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6-02</text:p>
          </table:table-cell>
          <table:table-cell office:value-type="float" office:value="300518" calcext:value-type="float">
            <text:p>300518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1</text:p>
          </table:table-cell>
          <table:table-cell office:value-type="float" office:value="300520" calcext:value-type="float">
            <text:p>300520</text:p>
          </table:table-cell>
          <table:table-cell office:value-type="float" office:value="18.26" calcext:value-type="float">
            <text:p>18.26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24</text:p>
          </table:table-cell>
          <table:table-cell office:value-type="float" office:value="300520" calcext:value-type="float">
            <text:p>300520</text:p>
          </table:table-cell>
          <table:table-cell office:value-type="float" office:value="20.51" calcext:value-type="float">
            <text:p>20.5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1</text:p>
          </table:table-cell>
          <table:table-cell office:value-type="float" office:value="300541" calcext:value-type="float">
            <text:p>300541</text:p>
          </table:table-cell>
          <table:table-cell office:value-type="float" office:value="17.71" calcext:value-type="float">
            <text:p>17.71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10</text:p>
          </table:table-cell>
          <table:table-cell office:value-type="float" office:value="300541" calcext:value-type="float">
            <text:p>300541</text:p>
          </table:table-cell>
          <table:table-cell office:value-type="float" office:value="20.55" calcext:value-type="float">
            <text:p>20.5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06</text:p>
          </table:table-cell>
          <table:table-cell office:value-type="float" office:value="300542" calcext:value-type="float">
            <text:p>300542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6-02</text:p>
          </table:table-cell>
          <table:table-cell office:value-type="float" office:value="300542" calcext:value-type="float">
            <text:p>300542</text:p>
          </table:table-cell>
          <table:table-cell office:value-type="float" office:value="11.02" calcext:value-type="float">
            <text:p>11.0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300563" calcext:value-type="float">
            <text:p>300563</text:p>
          </table:table-cell>
          <table:table-cell office:value-type="float" office:value="31.84" calcext:value-type="float">
            <text:p>31.84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3-27</text:p>
          </table:table-cell>
          <table:table-cell office:value-type="float" office:value="300563" calcext:value-type="float">
            <text:p>300563</text:p>
          </table:table-cell>
          <table:table-cell office:value-type="float" office:value="31.88" calcext:value-type="float">
            <text:p>31.8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1</text:p>
          </table:table-cell>
          <table:table-cell office:value-type="float" office:value="300563" calcext:value-type="float">
            <text:p>300563</text:p>
          </table:table-cell>
          <table:table-cell office:value-type="float" office:value="33.72" calcext:value-type="float">
            <text:p>33.72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10</text:p>
          </table:table-cell>
          <table:table-cell office:value-type="float" office:value="300563" calcext:value-type="float">
            <text:p>300563</text:p>
          </table:table-cell>
          <table:table-cell office:value-type="float" office:value="36.88" calcext:value-type="float">
            <text:p>36.8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0</text:p>
          </table:table-cell>
          <table:table-cell office:value-type="float" office:value="300603" calcext:value-type="float">
            <text:p>300603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5-21</text:p>
          </table:table-cell>
          <table:table-cell office:value-type="float" office:value="300603" calcext:value-type="float">
            <text:p>300603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1</text:p>
          </table:table-cell>
          <table:table-cell office:value-type="float" office:value="300608" calcext:value-type="float">
            <text:p>300608</text:p>
          </table:table-cell>
          <table:table-cell office:value-type="float" office:value="16.23" calcext:value-type="float">
            <text:p>16.23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15</text:p>
          </table:table-cell>
          <table:table-cell office:value-type="float" office:value="300608" calcext:value-type="float">
            <text:p>300608</text:p>
          </table:table-cell>
          <table:table-cell office:value-type="float" office:value="18.25" calcext:value-type="float">
            <text:p>18.2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300623" calcext:value-type="float">
            <text:p>300623</text:p>
          </table:table-cell>
          <table:table-cell office:value-type="float" office:value="32.78" calcext:value-type="float">
            <text:p>32.78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4-21</text:p>
          </table:table-cell>
          <table:table-cell office:value-type="float" office:value="300623" calcext:value-type="float">
            <text:p>300623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300643" calcext:value-type="float">
            <text:p>300643</text:p>
          </table:table-cell>
          <table:table-cell office:value-type="float" office:value="14.61" calcext:value-type="float">
            <text:p>14.61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1</text:p>
          </table:table-cell>
          <table:table-cell office:value-type="float" office:value="300643" calcext:value-type="float">
            <text:p>300643</text:p>
          </table:table-cell>
          <table:table-cell office:value-type="float" office:value="14.93" calcext:value-type="float">
            <text:p>14.9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15</text:p>
          </table:table-cell>
          <table:table-cell office:value-type="float" office:value="300667" calcext:value-type="float">
            <text:p>300667</text:p>
          </table:table-cell>
          <table:table-cell office:value-type="float" office:value="28.34" calcext:value-type="float">
            <text:p>28.34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7-08</text:p>
          </table:table-cell>
          <table:table-cell office:value-type="float" office:value="300667" calcext:value-type="float">
            <text:p>300667</text:p>
          </table:table-cell>
          <table:table-cell office:value-type="float" office:value="21.69" calcext:value-type="float">
            <text:p>21.6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7</text:p>
          </table:table-cell>
          <table:table-cell office:value-type="float" office:value="300691" calcext:value-type="float">
            <text:p>300691</text:p>
          </table:table-cell>
          <table:table-cell office:value-type="float" office:value="15.43" calcext:value-type="float">
            <text:p>15.43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6-24</text:p>
          </table:table-cell>
          <table:table-cell office:value-type="float" office:value="300691" calcext:value-type="float">
            <text:p>300691</text:p>
          </table:table-cell>
          <table:table-cell office:value-type="float" office:value="15.45" calcext:value-type="float">
            <text:p>15.4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300699" calcext:value-type="float">
            <text:p>300699</text:p>
          </table:table-cell>
          <table:table-cell office:value-type="float" office:value="50.51" calcext:value-type="float">
            <text:p>50.51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6-15</text:p>
          </table:table-cell>
          <table:table-cell office:value-type="float" office:value="300699" calcext:value-type="float">
            <text:p>300699</text:p>
          </table:table-cell>
          <table:table-cell office:value-type="float" office:value="55.86" calcext:value-type="float">
            <text:p>55.8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300716" calcext:value-type="float">
            <text:p>300716</text:p>
          </table:table-cell>
          <table:table-cell office:value-type="float" office:value="9.32" calcext:value-type="float">
            <text:p>9.32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8-04</text:p>
          </table:table-cell>
          <table:table-cell office:value-type="float" office:value="300716" calcext:value-type="float">
            <text:p>300716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11</text:p>
          </table:table-cell>
          <table:table-cell office:value-type="float" office:value="300730" calcext:value-type="float">
            <text:p>300730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3-18</text:p>
          </table:table-cell>
          <table:table-cell office:value-type="float" office:value="300730" calcext:value-type="float">
            <text:p>300730</text:p>
          </table:table-cell>
          <table:table-cell office:value-type="float" office:value="15.02" calcext:value-type="float">
            <text:p>15.0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300742" calcext:value-type="float">
            <text:p>300742</text:p>
          </table:table-cell>
          <table:table-cell office:value-type="float" office:value="24.33" calcext:value-type="float">
            <text:p>24.33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8-18</text:p>
          </table:table-cell>
          <table:table-cell office:value-type="float" office:value="300742" calcext:value-type="float">
            <text:p>300742</text:p>
          </table:table-cell>
          <table:table-cell office:value-type="float" office:value="26.06" calcext:value-type="float">
            <text:p>26.0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300751" calcext:value-type="float">
            <text:p>300751</text:p>
          </table:table-cell>
          <table:table-cell office:value-type="float" office:value="145.09" calcext:value-type="float">
            <text:p>145.0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300761" calcext:value-type="float">
            <text:p>300761</text:p>
          </table:table-cell>
          <table:table-cell office:value-type="float" office:value="52.94" calcext:value-type="float">
            <text:p>52.94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3-12</text:p>
          </table:table-cell>
          <table:table-cell office:value-type="float" office:value="300761" calcext:value-type="float">
            <text:p>300761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300782" calcext:value-type="float">
            <text:p>300782</text:p>
          </table:table-cell>
          <table:table-cell office:value-type="float" office:value="497.79" calcext:value-type="float">
            <text:p>497.79</text:p>
          </table:table-cell>
        </table:table-row>
        <table:table-row table:style-name="ro1">
          <table:table-cell office:value-type="string" calcext:value-type="string">
            <text:p>sell-40</text:p>
          </table:table-cell>
          <table:table-cell office:value-type="string" calcext:value-type="string">
            <text:p>2020-05-18</text:p>
          </table:table-cell>
          <table:table-cell office:value-type="float" office:value="300782" calcext:value-type="float">
            <text:p>300782</text:p>
          </table:table-cell>
          <table:table-cell office:value-type="float" office:value="620.33" calcext:value-type="float">
            <text:p>620.3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1</text:p>
          </table:table-cell>
          <table:table-cell office:value-type="float" office:value="300790" calcext:value-type="float">
            <text:p>300790</text:p>
          </table:table-cell>
          <table:table-cell office:value-type="float" office:value="24.09" calcext:value-type="float">
            <text:p>24.09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14</text:p>
          </table:table-cell>
          <table:table-cell office:value-type="float" office:value="300790" calcext:value-type="float">
            <text:p>300790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6</text:p>
          </table:table-cell>
          <table:table-cell office:value-type="float" office:value="300802" calcext:value-type="float">
            <text:p>300802</text:p>
          </table:table-cell>
          <table:table-cell office:value-type="float" office:value="52.82" calcext:value-type="float">
            <text:p>52.82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6-01</text:p>
          </table:table-cell>
          <table:table-cell office:value-type="float" office:value="300802" calcext:value-type="float">
            <text:p>300802</text:p>
          </table:table-cell>
          <table:table-cell office:value-type="float" office:value="32.37" calcext:value-type="float">
            <text:p>32.3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008" calcext:value-type="float">
            <text:p>2008</text:p>
          </table:table-cell>
          <table:table-cell office:value-type="float" office:value="29.48" calcext:value-type="float">
            <text:p>29.4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18</text:p>
          </table:table-cell>
          <table:table-cell office:value-type="float" office:value="2008" calcext:value-type="float">
            <text:p>2008</text:p>
          </table:table-cell>
          <table:table-cell office:value-type="float" office:value="30.87" calcext:value-type="float">
            <text:p>30.8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0</text:p>
          </table:table-cell>
          <table:table-cell office:value-type="float" office:value="2022" calcext:value-type="float">
            <text:p>2022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8-06</text:p>
          </table:table-cell>
          <table:table-cell office:value-type="float" office:value="2022" calcext:value-type="float">
            <text:p>2022</text:p>
          </table:table-cell>
          <table:table-cell office:value-type="float" office:value="22.71" calcext:value-type="float">
            <text:p>22.7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2057" calcext:value-type="float">
            <text:p>2057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27</text:p>
          </table:table-cell>
          <table:table-cell office:value-type="float" office:value="2057" calcext:value-type="float">
            <text:p>2057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1</text:p>
          </table:table-cell>
          <table:table-cell office:value-type="float" office:value="2068" calcext:value-type="float">
            <text:p>2068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16</text:p>
          </table:table-cell>
          <table:table-cell office:value-type="float" office:value="2068" calcext:value-type="float">
            <text:p>2068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074" calcext:value-type="float">
            <text:p>2074</text:p>
          </table:table-cell>
          <table:table-cell office:value-type="float" office:value="18.59" calcext:value-type="float">
            <text:p>18.59</text:p>
          </table:table-cell>
        </table:table-row>
        <table:table-row table:style-name="ro1">
          <table:table-cell office:value-type="string" calcext:value-type="string">
            <text:p>sell-40</text:p>
          </table:table-cell>
          <table:table-cell office:value-type="string" calcext:value-type="string">
            <text:p>2020-04-23</text:p>
          </table:table-cell>
          <table:table-cell office:value-type="float" office:value="2074" calcext:value-type="float">
            <text:p>2074</text:p>
          </table:table-cell>
          <table:table-cell office:value-type="float" office:value="23.28" calcext:value-type="float">
            <text:p>23.2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17</text:p>
          </table:table-cell>
          <table:table-cell office:value-type="float" office:value="2139" calcext:value-type="float">
            <text:p>2139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string" calcext:value-type="string">
            <text:p>sell-30</text:p>
          </table:table-cell>
          <table:table-cell office:value-type="string" calcext:value-type="string">
            <text:p>2020-07-15</text:p>
          </table:table-cell>
          <table:table-cell office:value-type="float" office:value="2139" calcext:value-type="float">
            <text:p>2139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156" calcext:value-type="float">
            <text:p>2156</text:p>
          </table:table-cell>
          <table:table-cell office:value-type="float" office:value="22.52" calcext:value-type="float">
            <text:p>22.52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3</text:p>
          </table:table-cell>
          <table:table-cell office:value-type="float" office:value="2156" calcext:value-type="float">
            <text:p>2156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161" calcext:value-type="float">
            <text:p>216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24</text:p>
          </table:table-cell>
          <table:table-cell office:value-type="float" office:value="2161" calcext:value-type="float">
            <text:p>2161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8-14</text:p>
          </table:table-cell>
          <table:table-cell office:value-type="float" office:value="2173" calcext:value-type="float">
            <text:p>2173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8-17</text:p>
          </table:table-cell>
          <table:table-cell office:value-type="float" office:value="2173" calcext:value-type="float">
            <text:p>2173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185" calcext:value-type="float">
            <text:p>2185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17</text:p>
          </table:table-cell>
          <table:table-cell office:value-type="float" office:value="2185" calcext:value-type="float">
            <text:p>2185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201" calcext:value-type="float">
            <text:p>2201</text:p>
          </table:table-cell>
          <table:table-cell office:value-type="float" office:value="14.88" calcext:value-type="float">
            <text:p>14.88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5-18</text:p>
          </table:table-cell>
          <table:table-cell office:value-type="float" office:value="2201" calcext:value-type="float">
            <text:p>2201</text:p>
          </table:table-cell>
          <table:table-cell office:value-type="float" office:value="13.95" calcext:value-type="float">
            <text:p>13.9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2215" calcext:value-type="float">
            <text:p>2215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24</text:p>
          </table:table-cell>
          <table:table-cell office:value-type="float" office:value="2215" calcext:value-type="float">
            <text:p>2215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30</text:p>
          </table:table-cell>
          <table:table-cell office:value-type="float" office:value="2226" calcext:value-type="float">
            <text:p>2226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6-02</text:p>
          </table:table-cell>
          <table:table-cell office:value-type="float" office:value="2226" calcext:value-type="float">
            <text:p>2226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236" calcext:value-type="float">
            <text:p>2236</text:p>
          </table:table-cell>
          <table:table-cell office:value-type="float" office:value="16.58" calcext:value-type="float">
            <text:p>16.58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5-18</text:p>
          </table:table-cell>
          <table:table-cell office:value-type="float" office:value="2236" calcext:value-type="float">
            <text:p>2236</text:p>
          </table:table-cell>
          <table:table-cell office:value-type="float" office:value="16.43" calcext:value-type="float">
            <text:p>16.4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05</text:p>
          </table:table-cell>
          <table:table-cell office:value-type="float" office:value="2242" calcext:value-type="float">
            <text:p>2242</text:p>
          </table:table-cell>
          <table:table-cell office:value-type="float" office:value="33.94" calcext:value-type="float">
            <text:p>33.94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6-15</text:p>
          </table:table-cell>
          <table:table-cell office:value-type="float" office:value="2242" calcext:value-type="float">
            <text:p>2242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15</text:p>
          </table:table-cell>
          <table:table-cell office:value-type="float" office:value="2243" calcext:value-type="float">
            <text:p>2243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01</text:p>
          </table:table-cell>
          <table:table-cell office:value-type="float" office:value="2243" calcext:value-type="float">
            <text:p>2243</text:p>
          </table:table-cell>
          <table:table-cell office:value-type="float" office:value="14.06" calcext:value-type="float">
            <text:p>14.0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3</text:p>
          </table:table-cell>
          <table:table-cell office:value-type="float" office:value="2267" calcext:value-type="float">
            <text:p>22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10</text:p>
          </table:table-cell>
          <table:table-cell office:value-type="float" office:value="2274" calcext:value-type="float">
            <text:p>2274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6-24</text:p>
          </table:table-cell>
          <table:table-cell office:value-type="float" office:value="2274" calcext:value-type="float">
            <text:p>2274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7</text:p>
          </table:table-cell>
          <table:table-cell office:value-type="float" office:value="2279" calcext:value-type="float">
            <text:p>2279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17</text:p>
          </table:table-cell>
          <table:table-cell office:value-type="float" office:value="2279" calcext:value-type="float">
            <text:p>2279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06</text:p>
          </table:table-cell>
          <table:table-cell office:value-type="float" office:value="2295" calcext:value-type="float">
            <text:p>2295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string" calcext:value-type="string">
            <text:p>sell-50</text:p>
          </table:table-cell>
          <table:table-cell office:value-type="string" calcext:value-type="string">
            <text:p>2020-07-24</text:p>
          </table:table-cell>
          <table:table-cell office:value-type="float" office:value="2295" calcext:value-type="float">
            <text:p>2295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1</text:p>
          </table:table-cell>
          <table:table-cell office:value-type="float" office:value="2296" calcext:value-type="float">
            <text:p>2296</text:p>
          </table:table-cell>
          <table:table-cell office:value-type="float" office:value="7.19" calcext:value-type="float">
            <text:p>7.19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17</text:p>
          </table:table-cell>
          <table:table-cell office:value-type="float" office:value="2296" calcext:value-type="float">
            <text:p>2296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2322" calcext:value-type="float">
            <text:p>2322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3-05</text:p>
          </table:table-cell>
          <table:table-cell office:value-type="float" office:value="2322" calcext:value-type="float">
            <text:p>2322</text:p>
          </table:table-cell>
          <table:table-cell office:value-type="float" office:value="13.53" calcext:value-type="float">
            <text:p>13.5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340" calcext:value-type="float">
            <text:p>2340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3</text:p>
          </table:table-cell>
          <table:table-cell office:value-type="float" office:value="2340" calcext:value-type="float">
            <text:p>2340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8</text:p>
          </table:table-cell>
          <table:table-cell office:value-type="float" office:value="2381" calcext:value-type="float">
            <text:p>2381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string" calcext:value-type="string">
            <text:p>sell-40</text:p>
          </table:table-cell>
          <table:table-cell office:value-type="string" calcext:value-type="string">
            <text:p>2020-06-15</text:p>
          </table:table-cell>
          <table:table-cell office:value-type="float" office:value="2381" calcext:value-type="float">
            <text:p>2381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2388" calcext:value-type="float">
            <text:p>2388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3-11</text:p>
          </table:table-cell>
          <table:table-cell office:value-type="float" office:value="2388" calcext:value-type="float">
            <text:p>2388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402" calcext:value-type="float">
            <text:p>2402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7</text:p>
          </table:table-cell>
          <table:table-cell office:value-type="float" office:value="2402" calcext:value-type="float">
            <text:p>2402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6</text:p>
          </table:table-cell>
          <table:table-cell office:value-type="float" office:value="2424" calcext:value-type="float">
            <text:p>2424</text:p>
          </table:table-cell>
          <table:table-cell office:value-type="float" office:value="8.89" calcext:value-type="float">
            <text:p>8.89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29</text:p>
          </table:table-cell>
          <table:table-cell office:value-type="float" office:value="2424" calcext:value-type="float">
            <text:p>2424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439" calcext:value-type="float">
            <text:p>2439</text:p>
          </table:table-cell>
          <table:table-cell office:value-type="float" office:value="37.63" calcext:value-type="float">
            <text:p>37.63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22</text:p>
          </table:table-cell>
          <table:table-cell office:value-type="float" office:value="2439" calcext:value-type="float">
            <text:p>2439</text:p>
          </table:table-cell>
          <table:table-cell office:value-type="float" office:value="39.15" calcext:value-type="float">
            <text:p>39.1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1</text:p>
          </table:table-cell>
          <table:table-cell office:value-type="float" office:value="2440" calcext:value-type="float">
            <text:p>2440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16</text:p>
          </table:table-cell>
          <table:table-cell office:value-type="float" office:value="2440" calcext:value-type="float">
            <text:p>2440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460" calcext:value-type="float">
            <text:p>2460</text:p>
          </table:table-cell>
          <table:table-cell office:value-type="float" office:value="43.52" calcext:value-type="float">
            <text:p>43.52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22</text:p>
          </table:table-cell>
          <table:table-cell office:value-type="float" office:value="2460" calcext:value-type="float">
            <text:p>2460</text:p>
          </table:table-cell>
          <table:table-cell office:value-type="float" office:value="47.35" calcext:value-type="float">
            <text:p>47.3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466" calcext:value-type="float">
            <text:p>2466</text:p>
          </table:table-cell>
          <table:table-cell office:value-type="float" office:value="19.99" calcext:value-type="float">
            <text:p>19.99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23</text:p>
          </table:table-cell>
          <table:table-cell office:value-type="float" office:value="2466" calcext:value-type="float">
            <text:p>2466</text:p>
          </table:table-cell>
          <table:table-cell office:value-type="float" office:value="18.89" calcext:value-type="float">
            <text:p>18.8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2491" calcext:value-type="float">
            <text:p>2491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3-06</text:p>
          </table:table-cell>
          <table:table-cell office:value-type="float" office:value="2491" calcext:value-type="float">
            <text:p>2491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497" calcext:value-type="float">
            <text:p>2497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0</text:p>
          </table:table-cell>
          <table:table-cell office:value-type="float" office:value="2497" calcext:value-type="float">
            <text:p>2497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2500" calcext:value-type="float">
            <text:p>2500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3-18</text:p>
          </table:table-cell>
          <table:table-cell office:value-type="float" office:value="2500" calcext:value-type="float">
            <text:p>2500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2528" calcext:value-type="float">
            <text:p>2528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3-06</text:p>
          </table:table-cell>
          <table:table-cell office:value-type="float" office:value="2528" calcext:value-type="float">
            <text:p>2528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1</text:p>
          </table:table-cell>
          <table:table-cell office:value-type="float" office:value="2544" calcext:value-type="float">
            <text:p>2544</text:p>
          </table:table-cell>
          <table:table-cell office:value-type="float" office:value="15.42" calcext:value-type="float">
            <text:p>15.42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8-04</text:p>
          </table:table-cell>
          <table:table-cell office:value-type="float" office:value="2544" calcext:value-type="float">
            <text:p>2544</text:p>
          </table:table-cell>
          <table:table-cell office:value-type="float" office:value="15.89" calcext:value-type="float">
            <text:p>15.8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3</text:p>
          </table:table-cell>
          <table:table-cell office:value-type="float" office:value="2549" calcext:value-type="float">
            <text:p>2549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8</text:p>
          </table:table-cell>
          <table:table-cell office:value-type="float" office:value="2549" calcext:value-type="float">
            <text:p>2549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579" calcext:value-type="float">
            <text:p>2579</text:p>
          </table:table-cell>
          <table:table-cell office:value-type="float" office:value="13.64" calcext:value-type="float">
            <text:p>13.64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21</text:p>
          </table:table-cell>
          <table:table-cell office:value-type="float" office:value="2579" calcext:value-type="float">
            <text:p>2579</text:p>
          </table:table-cell>
          <table:table-cell office:value-type="float" office:value="13.81" calcext:value-type="float">
            <text:p>13.8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20</text:p>
          </table:table-cell>
          <table:table-cell office:value-type="float" office:value="2599" calcext:value-type="float">
            <text:p>2599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23</text:p>
          </table:table-cell>
          <table:table-cell office:value-type="float" office:value="2599" calcext:value-type="float">
            <text:p>2599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600" calcext:value-type="float">
            <text:p>260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1</text:p>
          </table:table-cell>
          <table:table-cell office:value-type="float" office:value="2600" calcext:value-type="float">
            <text:p>2600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02</text:p>
          </table:table-cell>
          <table:table-cell office:value-type="float" office:value="2608" calcext:value-type="float">
            <text:p>2608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10</text:p>
          </table:table-cell>
          <table:table-cell office:value-type="float" office:value="2608" calcext:value-type="float">
            <text:p>2608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23</text:p>
          </table:table-cell>
          <table:table-cell office:value-type="float" office:value="2614" calcext:value-type="float">
            <text:p>2614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string" calcext:value-type="string">
            <text:p>sell-40</text:p>
          </table:table-cell>
          <table:table-cell office:value-type="string" calcext:value-type="string">
            <text:p>2020-07-10</text:p>
          </table:table-cell>
          <table:table-cell office:value-type="float" office:value="2614" calcext:value-type="float">
            <text:p>2614</text:p>
          </table:table-cell>
          <table:table-cell office:value-type="float" office:value="12.26" calcext:value-type="float">
            <text:p>12.2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624" calcext:value-type="float">
            <text:p>2624</text:p>
          </table:table-cell>
          <table:table-cell office:value-type="float" office:value="49.81" calcext:value-type="float">
            <text:p>49.81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27</text:p>
          </table:table-cell>
          <table:table-cell office:value-type="float" office:value="2624" calcext:value-type="float">
            <text:p>2624</text:p>
          </table:table-cell>
          <table:table-cell office:value-type="float" office:value="45.78" calcext:value-type="float">
            <text:p>45.7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2634" calcext:value-type="float">
            <text:p>2634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3-12</text:p>
          </table:table-cell>
          <table:table-cell office:value-type="float" office:value="2634" calcext:value-type="float">
            <text:p>2634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635" calcext:value-type="float">
            <text:p>2635</text:p>
          </table:table-cell>
          <table:table-cell office:value-type="float" office:value="18.76" calcext:value-type="float">
            <text:p>18.76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5-12</text:p>
          </table:table-cell>
          <table:table-cell office:value-type="float" office:value="2635" calcext:value-type="float">
            <text:p>263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17</text:p>
          </table:table-cell>
          <table:table-cell office:value-type="float" office:value="2664" calcext:value-type="float">
            <text:p>2664</text:p>
          </table:table-cell>
          <table:table-cell office:value-type="float" office:value="13.85" calcext:value-type="float">
            <text:p>13.85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15</text:p>
          </table:table-cell>
          <table:table-cell office:value-type="float" office:value="2664" calcext:value-type="float">
            <text:p>2664</text:p>
          </table:table-cell>
          <table:table-cell office:value-type="float" office:value="15.61" calcext:value-type="float">
            <text:p>15.6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5</text:p>
          </table:table-cell>
          <table:table-cell office:value-type="float" office:value="2694" calcext:value-type="float">
            <text:p>2694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6-09</text:p>
          </table:table-cell>
          <table:table-cell office:value-type="float" office:value="2694" calcext:value-type="float">
            <text:p>2694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17</text:p>
          </table:table-cell>
          <table:table-cell office:value-type="float" office:value="2705" calcext:value-type="float">
            <text:p>2705</text:p>
          </table:table-cell>
          <table:table-cell office:value-type="float" office:value="35.46" calcext:value-type="float">
            <text:p>35.46</text:p>
          </table:table-cell>
        </table:table-row>
        <table:table-row table:style-name="ro1">
          <table:table-cell office:value-type="string" calcext:value-type="string">
            <text:p>sell-30</text:p>
          </table:table-cell>
          <table:table-cell office:value-type="string" calcext:value-type="string">
            <text:p>2020-07-16</text:p>
          </table:table-cell>
          <table:table-cell office:value-type="float" office:value="2705" calcext:value-type="float">
            <text:p>2705</text:p>
          </table:table-cell>
          <table:table-cell office:value-type="float" office:value="41.99" calcext:value-type="float">
            <text:p>41.9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14</text:p>
          </table:table-cell>
          <table:table-cell office:value-type="float" office:value="2708" calcext:value-type="float">
            <text:p>2708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6-11</text:p>
          </table:table-cell>
          <table:table-cell office:value-type="float" office:value="2708" calcext:value-type="float">
            <text:p>2708</text:p>
          </table:table-cell>
          <table:table-cell office:value-type="float" office:value="6.36" calcext:value-type="float">
            <text:p>6.3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7</text:p>
          </table:table-cell>
          <table:table-cell office:value-type="float" office:value="2722" calcext:value-type="float">
            <text:p>2722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5-20</text:p>
          </table:table-cell>
          <table:table-cell office:value-type="float" office:value="2722" calcext:value-type="float">
            <text:p>2722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15</text:p>
          </table:table-cell>
          <table:table-cell office:value-type="float" office:value="2727" calcext:value-type="float">
            <text:p>2727</text:p>
          </table:table-cell>
          <table:table-cell office:value-type="float" office:value="31.69" calcext:value-type="float">
            <text:p>31.69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7-06</text:p>
          </table:table-cell>
          <table:table-cell office:value-type="float" office:value="2727" calcext:value-type="float">
            <text:p>2727</text:p>
          </table:table-cell>
          <table:table-cell office:value-type="float" office:value="34.96" calcext:value-type="float">
            <text:p>34.9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8-17</text:p>
          </table:table-cell>
          <table:table-cell office:value-type="float" office:value="2727" calcext:value-type="float">
            <text:p>2727</text:p>
          </table:table-cell>
          <table:table-cell office:value-type="float" office:value="34.16" calcext:value-type="float">
            <text:p>34.1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733" calcext:value-type="float">
            <text:p>2733</text:p>
          </table:table-cell>
          <table:table-cell office:value-type="float" office:value="21.67" calcext:value-type="float">
            <text:p>21.67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5-18</text:p>
          </table:table-cell>
          <table:table-cell office:value-type="float" office:value="2733" calcext:value-type="float">
            <text:p>2733</text:p>
          </table:table-cell>
          <table:table-cell office:value-type="float" office:value="21.48" calcext:value-type="float">
            <text:p>21.4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29</text:p>
          </table:table-cell>
          <table:table-cell office:value-type="float" office:value="2740" calcext:value-type="float">
            <text:p>2740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sell-70</text:p>
          </table:table-cell>
          <table:table-cell office:value-type="string" calcext:value-type="string">
            <text:p>2020-07-07</text:p>
          </table:table-cell>
          <table:table-cell office:value-type="float" office:value="2740" calcext:value-type="float">
            <text:p>2740</text:p>
          </table:table-cell>
          <table:table-cell office:value-type="float" office:value="9.41" calcext:value-type="float">
            <text:p>9.4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2</text:p>
          </table:table-cell>
          <table:table-cell office:value-type="float" office:value="2748" calcext:value-type="float">
            <text:p>2748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22</text:p>
          </table:table-cell>
          <table:table-cell office:value-type="float" office:value="2748" calcext:value-type="float">
            <text:p>2748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6</text:p>
          </table:table-cell>
          <table:table-cell office:value-type="float" office:value="2748" calcext:value-type="float">
            <text:p>2748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6-12</text:p>
          </table:table-cell>
          <table:table-cell office:value-type="float" office:value="2748" calcext:value-type="float">
            <text:p>2748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06</text:p>
          </table:table-cell>
          <table:table-cell office:value-type="float" office:value="2757" calcext:value-type="float">
            <text:p>2757</text:p>
          </table:table-cell>
          <table:table-cell office:value-type="float" office:value="24.72" calcext:value-type="float">
            <text:p>24.72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14</text:p>
          </table:table-cell>
          <table:table-cell office:value-type="float" office:value="2757" calcext:value-type="float">
            <text:p>2757</text:p>
          </table:table-cell>
          <table:table-cell office:value-type="float" office:value="24.53" calcext:value-type="float">
            <text:p>24.53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8-06</text:p>
          </table:table-cell>
          <table:table-cell office:value-type="float" office:value="2773" calcext:value-type="float">
            <text:p>2773</text:p>
          </table:table-cell>
          <table:table-cell office:value-type="float" office:value="47.27" calcext:value-type="float">
            <text:p>47.27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8-10</text:p>
          </table:table-cell>
          <table:table-cell office:value-type="float" office:value="2773" calcext:value-type="float">
            <text:p>277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22</text:p>
          </table:table-cell>
          <table:table-cell office:value-type="float" office:value="2802" calcext:value-type="float">
            <text:p>2802</text:p>
          </table:table-cell>
          <table:table-cell office:value-type="float" office:value="19.27" calcext:value-type="float">
            <text:p>19.27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4-28</text:p>
          </table:table-cell>
          <table:table-cell office:value-type="float" office:value="2802" calcext:value-type="float">
            <text:p>2802</text:p>
          </table:table-cell>
          <table:table-cell office:value-type="float" office:value="18.01" calcext:value-type="float">
            <text:p>18.0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18</text:p>
          </table:table-cell>
          <table:table-cell office:value-type="float" office:value="2805" calcext:value-type="float">
            <text:p>2805</text:p>
          </table:table-cell>
          <table:table-cell office:value-type="float" office:value="12.17" calcext:value-type="float">
            <text:p>12.17</text:p>
          </table:table-cell>
        </table:table-row>
        <table:table-row table:style-name="ro1">
          <table:table-cell office:value-type="string" calcext:value-type="string">
            <text:p>sell-</text:p>
          </table:table-cell>
          <table:table-cell office:value-type="string" calcext:value-type="string">
            <text:p>2020-06-15</text:p>
          </table:table-cell>
          <table:table-cell office:value-type="float" office:value="2805" calcext:value-type="float">
            <text:p>2805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6-17</text:p>
          </table:table-cell>
          <table:table-cell office:value-type="float" office:value="2805" calcext:value-type="float">
            <text:p>2805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7-16</text:p>
          </table:table-cell>
          <table:table-cell office:value-type="float" office:value="2805" calcext:value-type="float">
            <text:p>2805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812" calcext:value-type="float">
            <text:p>2812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15</text:p>
          </table:table-cell>
          <table:table-cell office:value-type="float" office:value="2812" calcext:value-type="float">
            <text:p>2812</text:p>
          </table:table-cell>
          <table:table-cell office:value-type="float" office:value="53.29" calcext:value-type="float">
            <text:p>53.2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30</text:p>
          </table:table-cell>
          <table:table-cell office:value-type="float" office:value="2815" calcext:value-type="float">
            <text:p>2815</text:p>
          </table:table-cell>
          <table:table-cell office:value-type="float" office:value="17.73" calcext:value-type="float">
            <text:p>17.73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5-14</text:p>
          </table:table-cell>
          <table:table-cell office:value-type="float" office:value="2815" calcext:value-type="float">
            <text:p>2815</text:p>
          </table:table-cell>
          <table:table-cell office:value-type="float" office:value="19.06" calcext:value-type="float">
            <text:p>19.0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7</text:p>
          </table:table-cell>
          <table:table-cell office:value-type="float" office:value="2836" calcext:value-type="float">
            <text:p>2836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1</text:p>
          </table:table-cell>
          <table:table-cell office:value-type="float" office:value="2836" calcext:value-type="float">
            <text:p>2836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850" calcext:value-type="float">
            <text:p>2850</text:p>
          </table:table-cell>
          <table:table-cell office:value-type="float" office:value="49.24" calcext:value-type="float">
            <text:p>49.24</text:p>
          </table:table-cell>
        </table:table-row>
        <table:table-row table:style-name="ro1">
          <table:table-cell office:value-type="string" calcext:value-type="string">
            <text:p>sell-20</text:p>
          </table:table-cell>
          <table:table-cell office:value-type="string" calcext:value-type="string">
            <text:p>2020-05-18</text:p>
          </table:table-cell>
          <table:table-cell office:value-type="float" office:value="2850" calcext:value-type="float">
            <text:p>2850</text:p>
          </table:table-cell>
          <table:table-cell office:value-type="float" office:value="52.56" calcext:value-type="float">
            <text:p>52.5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30</text:p>
          </table:table-cell>
          <table:table-cell office:value-type="float" office:value="2866" calcext:value-type="float">
            <text:p>2866</text:p>
          </table:table-cell>
          <table:table-cell office:value-type="float" office:value="14.47" calcext:value-type="float">
            <text:p>14.47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5-25</text:p>
          </table:table-cell>
          <table:table-cell office:value-type="float" office:value="2866" calcext:value-type="float">
            <text:p>2866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9</text:p>
          </table:table-cell>
          <table:table-cell office:value-type="float" office:value="2890" calcext:value-type="float">
            <text:p>2890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sell-40</text:p>
          </table:table-cell>
          <table:table-cell office:value-type="string" calcext:value-type="string">
            <text:p>2020-08-19</text:p>
          </table:table-cell>
          <table:table-cell office:value-type="float" office:value="2890" calcext:value-type="float">
            <text:p>2890</text:p>
          </table:table-cell>
          <table:table-cell office:value-type="float" office:value="48.71" calcext:value-type="float">
            <text:p>48.71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3-03</text:p>
          </table:table-cell>
          <table:table-cell office:value-type="float" office:value="2909" calcext:value-type="float">
            <text:p>2909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3-09</text:p>
          </table:table-cell>
          <table:table-cell office:value-type="float" office:value="2909" calcext:value-type="float">
            <text:p>2909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4-15</text:p>
          </table:table-cell>
          <table:table-cell office:value-type="float" office:value="2912" calcext:value-type="float">
            <text:p>2912</text:p>
          </table:table-cell>
          <table:table-cell office:value-type="float" office:value="167.4" calcext:value-type="float">
            <text:p>167.4</text:p>
          </table:table-cell>
        </table:table-row>
        <table:table-row table:style-name="ro1">
          <table:table-cell office:value-type="string" calcext:value-type="string">
            <text:p>sell-10</text:p>
          </table:table-cell>
          <table:table-cell office:value-type="string" calcext:value-type="string">
            <text:p>2020-04-29</text:p>
          </table:table-cell>
          <table:table-cell office:value-type="float" office:value="2912" calcext:value-type="float">
            <text:p>2912</text:p>
          </table:table-cell>
          <table:table-cell office:value-type="float" office:value="172.88" calcext:value-type="float">
            <text:p>172.88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7-01</text:p>
          </table:table-cell>
          <table:table-cell office:value-type="float" office:value="2960" calcext:value-type="float">
            <text:p>2960</text:p>
          </table:table-cell>
          <table:table-cell office:value-type="float" office:value="24.35" calcext:value-type="float">
            <text:p>24.35</text:p>
          </table:table-cell>
        </table:table-row>
        <table:table-row table:style-name="ro1">
          <table:table-cell office:value-type="string" calcext:value-type="string">
            <text:p>sell-30</text:p>
          </table:table-cell>
          <table:table-cell office:value-type="string" calcext:value-type="string">
            <text:p>2020-07-07</text:p>
          </table:table-cell>
          <table:table-cell office:value-type="float" office:value="2960" calcext:value-type="float">
            <text:p>2960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2020-05-20</text:p>
          </table:table-cell>
          <table:table-cell office:value-type="float" office:value="2962" calcext:value-type="float">
            <text:p>2962</text:p>
          </table:table-cell>
          <table:table-cell office:value-type="float" office:value="27.28" calcext:value-type="float">
            <text:p>27.28</text:p>
          </table:table-cell>
        </table:table-row>
        <table:table-row table:style-name="ro1">
          <table:table-cell office:value-type="string" calcext:value-type="string">
            <text:p>sell--5</text:p>
          </table:table-cell>
          <table:table-cell office:value-type="string" calcext:value-type="string">
            <text:p>2020-05-25</text:p>
          </table:table-cell>
          <table:table-cell office:value-type="float" office:value="2962" calcext:value-type="float">
            <text:p>2962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3T13:32:50.762293359</dc:date>
    <meta:editing-duration>PT1M24S</meta:editing-duration>
    <meta:editing-cycles>1</meta:editing-cycles>
    <meta:document-statistic meta:table-count="1" meta:cell-count="2100" meta:object-count="0"/>
    <meta:generator>LibreOffice/5.1.6.2$Linux_X86_64 LibreOffice_project/10m0$Build-2</meta:generator>
  </office:meta>
</office:document-meta>
</file>